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Brazil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da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estimated_population</text:p>
          </table:table-cell>
          <table:table-cell office:value-type="string">
            <text:p>total_tests</text:p>
          </table:table-cell>
          <table:table-cell office:value-type="string">
            <text:p>test_kind</text:p>
          </table:table-cell>
          <table:table-cell office:value-type="string">
            <text:p>confirmed</text:p>
          </table:table-cell>
          <table:table-cell office:value-type="string">
            <text:p>recovered</text:p>
          </table:table-cell>
          <table:table-cell office:value-type="string">
            <text:p>deaths</text:p>
          </table:table-cell>
          <table:table-cell office:value-type="string">
            <text:p>closed</text:p>
          </table:table-cell>
          <table:table-cell office:value-type="string">
            <text:p>active</text:p>
          </table:table-cell>
          <table:table-cell office:value-type="string">
            <text:p>μ_closed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  <table:table-cell office:value-type="string">
            <text:p>recovered_per_1mi</text:p>
          </table:table-cell>
          <table:table-cell office:value-type="string">
            <text:p>closed_per_1mi</text:p>
          </table:table-cell>
          <table:table-cell office:value-type="string">
            <text:p>active_per_1mi</text:p>
          </table:table-cell>
          <table:table-cell office:value-type="string">
            <text:p>tests_per_confirmed</text:p>
          </table:table-cell>
          <table:table-cell office:value-type="string">
            <text:p>tests_per_1mi</text:p>
          </table:table-cell>
        </table:table-row>
        <table:table-row>
          <table:table-cell office:value-type="string">
            <text:p>Brazil</text:p>
          </table:table-cell>
          <table:table-cell office:value-type="string">
            <text:p>2020-01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3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3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4" office:value-type="float"/>
          <table:table-cell office:value="nan" office:value-type="float"/>
          <table:table-cell office:value="0.0" office:value-type="float"/>
          <table:table-cell office:value="0.0187156912720580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87156912720580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4" office:value-type="float"/>
          <table:table-cell office:value="nan" office:value-type="float"/>
          <table:table-cell office:value="0.0" office:value-type="float"/>
          <table:table-cell office:value="0.0187156912720580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87156912720580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" office:value-type="float"/>
          <table:table-cell office:value="nan" office:value-type="float"/>
          <table:table-cell office:value="0.0" office:value-type="float"/>
          <table:table-cell office:value="0.060825996634188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60825996634188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" office:value-type="float"/>
          <table:table-cell office:value="nan" office:value-type="float"/>
          <table:table-cell office:value="0.0" office:value-type="float"/>
          <table:table-cell office:value="0.060825996634188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60825996634188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0" office:value-type="float"/>
          <table:table-cell office:value="nan" office:value-type="float"/>
          <table:table-cell office:value="0.0" office:value-type="float"/>
          <table:table-cell office:value="0.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1169730704503630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169730704503630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1" office:value-type="float"/>
          <table:table-cell office:value="nan" office:value-type="float"/>
          <table:table-cell office:value="0.0" office:value-type="float"/>
          <table:table-cell office:value="0.14504660735845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45046607358450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8" office:value-type="float"/>
          <table:table-cell office:value="nan" office:value-type="float"/>
          <table:table-cell office:value="0.0" office:value-type="float"/>
          <table:table-cell office:value="0.177799067084551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777990670845518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52" office:value-type="float"/>
          <table:table-cell office:value="nan" office:value-type="float"/>
          <table:table-cell office:value="0.0" office:value-type="float"/>
          <table:table-cell office:value="0.243303986536755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243303986536755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1" office:value-type="float"/>
          <table:table-cell office:value="nan" office:value-type="float"/>
          <table:table-cell office:value="0.0" office:value-type="float"/>
          <table:table-cell office:value="0.70651734552019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065173455201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1" office:value-type="float"/>
          <table:table-cell office:value="nan" office:value-type="float"/>
          <table:table-cell office:value="0.0" office:value-type="float"/>
          <table:table-cell office:value="0.70651734552019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065173455201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2" office:value-type="float"/>
          <table:table-cell office:value="nan" office:value-type="float"/>
          <table:table-cell office:value="0.0" office:value-type="float"/>
          <table:table-cell office:value="0.757985496518352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57985496518352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99" office:value-type="float"/>
          <table:table-cell office:value="0.0" office:value-type="float"/>
          <table:table-cell office:value="0.0" office:value-type="float"/>
          <table:table-cell office:value="0.9357845636029046" office:value-type="float"/>
          <table:table-cell office:value="0.0" office:value-type="float"/>
          <table:table-cell office:value="0.004678922818014523" office:value-type="float"/>
          <table:table-cell office:value="0.004678922818014523" office:value-type="float"/>
          <table:table-cell office:value="0.9311056407848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2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18" office:value-type="float"/>
          <table:table-cell office:value="0.3333333333333333" office:value-type="float"/>
          <table:table-cell office:value="0.003115264797507788" office:value-type="float"/>
          <table:table-cell office:value="1.501934224582662" office:value-type="float"/>
          <table:table-cell office:value="0.004678922818014523" office:value-type="float"/>
          <table:table-cell office:value="0.009357845636029045" office:value-type="float"/>
          <table:table-cell office:value="0.014036768454043568" office:value-type="float"/>
          <table:table-cell office:value="1.487897456128618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72" office:value-type="float"/>
          <table:table-cell office:value="2" office:value-type="float"/>
          <table:table-cell office:value="3" office:value-type="float"/>
          <table:table-cell office:value="5" office:value-type="float"/>
          <table:table-cell office:value="367" office:value-type="float"/>
          <table:table-cell office:value="0.6" office:value-type="float"/>
          <table:table-cell office:value="0.008064516129032258" office:value-type="float"/>
          <table:table-cell office:value="1.7405592883014025" office:value-type="float"/>
          <table:table-cell office:value="0.014036768454043568" office:value-type="float"/>
          <table:table-cell office:value="0.009357845636029045" office:value-type="float"/>
          <table:table-cell office:value="0.023394614090072614" office:value-type="float"/>
          <table:table-cell office:value="1.717164674211329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621" office:value-type="float"/>
          <table:table-cell office:value="2" office:value-type="float"/>
          <table:table-cell office:value="6" office:value-type="float"/>
          <table:table-cell office:value="8" office:value-type="float"/>
          <table:table-cell office:value="613" office:value-type="float"/>
          <table:table-cell office:value="0.75" office:value-type="float"/>
          <table:table-cell office:value="0.00966183574879227" office:value-type="float"/>
          <table:table-cell office:value="2.905611069987019" office:value-type="float"/>
          <table:table-cell office:value="0.028073536908087136" office:value-type="float"/>
          <table:table-cell office:value="0.009357845636029045" office:value-type="float"/>
          <table:table-cell office:value="0.03743138254411618" office:value-type="float"/>
          <table:table-cell office:value="2.868179687442902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793" office:value-type="float"/>
          <table:table-cell office:value="2" office:value-type="float"/>
          <table:table-cell office:value="11" office:value-type="float"/>
          <table:table-cell office:value="13" office:value-type="float"/>
          <table:table-cell office:value="780" office:value-type="float"/>
          <table:table-cell office:value="0.8461538461538461" office:value-type="float"/>
          <table:table-cell office:value="0.013871374527112233" office:value-type="float"/>
          <table:table-cell office:value="3.7103857946855165" office:value-type="float"/>
          <table:table-cell office:value="0.051468150998159753" office:value-type="float"/>
          <table:table-cell office:value="0.009357845636029045" office:value-type="float"/>
          <table:table-cell office:value="0.0608259966341888" office:value-type="float"/>
          <table:table-cell office:value="3.649559798051327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021" office:value-type="float"/>
          <table:table-cell office:value="2" office:value-type="float"/>
          <table:table-cell office:value="15" office:value-type="float"/>
          <table:table-cell office:value="17" office:value-type="float"/>
          <table:table-cell office:value="1004" office:value-type="float"/>
          <table:table-cell office:value="0.8823529411764706" office:value-type="float"/>
          <table:table-cell office:value="0.014691478942213516" office:value-type="float"/>
          <table:table-cell office:value="4.777180197192828" office:value-type="float"/>
          <table:table-cell office:value="0.07018384227021784" office:value-type="float"/>
          <table:table-cell office:value="0.009357845636029045" office:value-type="float"/>
          <table:table-cell office:value="0.07954168790624688" office:value-type="float"/>
          <table:table-cell office:value="4.69763850928658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46" office:value-type="float"/>
          <table:table-cell office:value="2" office:value-type="float"/>
          <table:table-cell office:value="25" office:value-type="float"/>
          <table:table-cell office:value="27" office:value-type="float"/>
          <table:table-cell office:value="1519" office:value-type="float"/>
          <table:table-cell office:value="0.9259259259259259" office:value-type="float"/>
          <table:table-cell office:value="0.016170763260025874" office:value-type="float"/>
          <table:table-cell office:value="7.233614676650452" office:value-type="float"/>
          <table:table-cell office:value="0.11697307045036308" office:value-type="float"/>
          <table:table-cell office:value="0.009357845636029045" office:value-type="float"/>
          <table:table-cell office:value="0.12633091608639213" office:value-type="float"/>
          <table:table-cell office:value="7.1072837605640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924" office:value-type="float"/>
          <table:table-cell office:value="2" office:value-type="float"/>
          <table:table-cell office:value="34" office:value-type="float"/>
          <table:table-cell office:value="36" office:value-type="float"/>
          <table:table-cell office:value="1888" office:value-type="float"/>
          <table:table-cell office:value="0.9444444444444444" office:value-type="float"/>
          <table:table-cell office:value="0.017671517671517672" office:value-type="float"/>
          <table:table-cell office:value="9.002247501859943" office:value-type="float"/>
          <table:table-cell office:value="0.15908337581249377" office:value-type="float"/>
          <table:table-cell office:value="0.009357845636029045" office:value-type="float"/>
          <table:table-cell office:value="0.16844122144852283" office:value-type="float"/>
          <table:table-cell office:value="8.8338062804114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247" office:value-type="float"/>
          <table:table-cell office:value="2" office:value-type="float"/>
          <table:table-cell office:value="46" office:value-type="float"/>
          <table:table-cell office:value="48" office:value-type="float"/>
          <table:table-cell office:value="2199" office:value-type="float"/>
          <table:table-cell office:value="0.9583333333333334" office:value-type="float"/>
          <table:table-cell office:value="0.020471740097908322" office:value-type="float"/>
          <table:table-cell office:value="10.513539572078633" office:value-type="float"/>
          <table:table-cell office:value="0.21523044962866805" office:value-type="float"/>
          <table:table-cell office:value="0.009357845636029045" office:value-type="float"/>
          <table:table-cell office:value="0.2245882952646971" office:value-type="float"/>
          <table:table-cell office:value="10.28895127681393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54" office:value-type="float"/>
          <table:table-cell office:value="2" office:value-type="float"/>
          <table:table-cell office:value="59" office:value-type="float"/>
          <table:table-cell office:value="61" office:value-type="float"/>
          <table:table-cell office:value="2493" office:value-type="float"/>
          <table:table-cell office:value="0.9672131147540983" office:value-type="float"/>
          <table:table-cell office:value="0.023101018010963197" office:value-type="float"/>
          <table:table-cell office:value="11.949968877209091" office:value-type="float"/>
          <table:table-cell office:value="0.27605644626285686" office:value-type="float"/>
          <table:table-cell office:value="0.009357845636029045" office:value-type="float"/>
          <table:table-cell office:value="0.2854142918988859" office:value-type="float"/>
          <table:table-cell office:value="11.66455458531020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985" office:value-type="float"/>
          <table:table-cell office:value="6" office:value-type="float"/>
          <table:table-cell office:value="77" office:value-type="float"/>
          <table:table-cell office:value="83" office:value-type="float"/>
          <table:table-cell office:value="2902" office:value-type="float"/>
          <table:table-cell office:value="0.927710843373494" office:value-type="float"/>
          <table:table-cell office:value="0.02579564489112228" office:value-type="float"/>
          <table:table-cell office:value="13.966584611773351" office:value-type="float"/>
          <table:table-cell office:value="0.36027705698711826" office:value-type="float"/>
          <table:table-cell office:value="0.028073536908087136" office:value-type="float"/>
          <table:table-cell office:value="0.3883505938952054" office:value-type="float"/>
          <table:table-cell office:value="13.5782340178781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417" office:value-type="float"/>
          <table:table-cell office:value="6" office:value-type="float"/>
          <table:table-cell office:value="92" office:value-type="float"/>
          <table:table-cell office:value="98" office:value-type="float"/>
          <table:table-cell office:value="3319" office:value-type="float"/>
          <table:table-cell office:value="0.9387755102040817" office:value-type="float"/>
          <table:table-cell office:value="0.026924202516827627" office:value-type="float"/>
          <table:table-cell office:value="15.987879269155625" office:value-type="float"/>
          <table:table-cell office:value="0.4304608992573361" office:value-type="float"/>
          <table:table-cell office:value="0.028073536908087136" office:value-type="float"/>
          <table:table-cell office:value="0.4585344361654232" office:value-type="float"/>
          <table:table-cell office:value="15.52934483299020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904" office:value-type="float"/>
          <table:table-cell office:value="6" office:value-type="float"/>
          <table:table-cell office:value="111" office:value-type="float"/>
          <table:table-cell office:value="117" office:value-type="float"/>
          <table:table-cell office:value="3787" office:value-type="float"/>
          <table:table-cell office:value="0.9487179487179487" office:value-type="float"/>
          <table:table-cell office:value="0.028432377049180328" office:value-type="float"/>
          <table:table-cell office:value="18.266514681528697" office:value-type="float"/>
          <table:table-cell office:value="0.5193604327996121" office:value-type="float"/>
          <table:table-cell office:value="0.028073536908087136" office:value-type="float"/>
          <table:table-cell office:value="0.5474339697076992" office:value-type="float"/>
          <table:table-cell office:value="17.71908071182099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256" office:value-type="float"/>
          <table:table-cell office:value="6" office:value-type="float"/>
          <table:table-cell office:value="136" office:value-type="float"/>
          <table:table-cell office:value="142" office:value-type="float"/>
          <table:table-cell office:value="4114" office:value-type="float"/>
          <table:table-cell office:value="0.9577464788732394" office:value-type="float"/>
          <table:table-cell office:value="0.03195488721804511" office:value-type="float"/>
          <table:table-cell office:value="19.913495513469808" office:value-type="float"/>
          <table:table-cell office:value="0.6363335032499751" office:value-type="float"/>
          <table:table-cell office:value="0.028073536908087136" office:value-type="float"/>
          <table:table-cell office:value="0.6644070401580623" office:value-type="float"/>
          <table:table-cell office:value="19.24908847331174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3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579" office:value-type="float"/>
          <table:table-cell office:value="120" office:value-type="float"/>
          <table:table-cell office:value="159" office:value-type="float"/>
          <table:table-cell office:value="279" office:value-type="float"/>
          <table:table-cell office:value="4300" office:value-type="float"/>
          <table:table-cell office:value="0.5698924731182796" office:value-type="float"/>
          <table:table-cell office:value="0.034723738807599915" office:value-type="float"/>
          <table:table-cell office:value="21.4247875836885" office:value-type="float"/>
          <table:table-cell office:value="0.7439487280643091" office:value-type="float"/>
          <table:table-cell office:value="0.5614707381617428" office:value-type="float"/>
          <table:table-cell office:value="1.3054194662260519" office:value-type="float"/>
          <table:table-cell office:value="20.11936811746244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3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717" office:value-type="float"/>
          <table:table-cell office:value="127" office:value-type="float"/>
          <table:table-cell office:value="201" office:value-type="float"/>
          <table:table-cell office:value="328" office:value-type="float"/>
          <table:table-cell office:value="5389" office:value-type="float"/>
          <table:table-cell office:value="0.6128048780487805" office:value-type="float"/>
          <table:table-cell office:value="0.035158299807591394" office:value-type="float"/>
          <table:table-cell office:value="26.749401750589026" office:value-type="float"/>
          <table:table-cell office:value="0.9404634864209191" office:value-type="float"/>
          <table:table-cell office:value="0.5942231978878444" office:value-type="float"/>
          <table:table-cell office:value="1.5346866843087634" office:value-type="float"/>
          <table:table-cell office:value="25.21471506628026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6836" office:value-type="float"/>
          <table:table-cell office:value="127" office:value-type="float"/>
          <table:table-cell office:value="240" office:value-type="float"/>
          <table:table-cell office:value="367" office:value-type="float"/>
          <table:table-cell office:value="6469" office:value-type="float"/>
          <table:table-cell office:value="0.6539509536784741" office:value-type="float"/>
          <table:table-cell office:value="0.03510825043885313" office:value-type="float"/>
          <table:table-cell office:value="31.98511638394728" office:value-type="float"/>
          <table:table-cell office:value="1.1229414763234855" office:value-type="float"/>
          <table:table-cell office:value="0.5942231978878444" office:value-type="float"/>
          <table:table-cell office:value="1.7171646742113298" office:value-type="float"/>
          <table:table-cell office:value="30.2679517097359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8044" office:value-type="float"/>
          <table:table-cell office:value="127" office:value-type="float"/>
          <table:table-cell office:value="324" office:value-type="float"/>
          <table:table-cell office:value="451" office:value-type="float"/>
          <table:table-cell office:value="7593" office:value-type="float"/>
          <table:table-cell office:value="0.7184035476718403" office:value-type="float"/>
          <table:table-cell office:value="0.04027846842366982" office:value-type="float"/>
          <table:table-cell office:value="37.63725514810882" office:value-type="float"/>
          <table:table-cell office:value="1.5159709930367053" office:value-type="float"/>
          <table:table-cell office:value="0.5942231978878444" office:value-type="float"/>
          <table:table-cell office:value="2.11019419092455" office:value-type="float"/>
          <table:table-cell office:value="35.52706095718427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9056" office:value-type="float"/>
          <table:table-cell office:value="127" office:value-type="float"/>
          <table:table-cell office:value="359" office:value-type="float"/>
          <table:table-cell office:value="486" office:value-type="float"/>
          <table:table-cell office:value="8570" office:value-type="float"/>
          <table:table-cell office:value="0.7386831275720165" office:value-type="float"/>
          <table:table-cell office:value="0.03964222614840989" office:value-type="float"/>
          <table:table-cell office:value="42.37232503993952" office:value-type="float"/>
          <table:table-cell office:value="1.6797332916672136" office:value-type="float"/>
          <table:table-cell office:value="0.5942231978878444" office:value-type="float"/>
          <table:table-cell office:value="2.273956489555058" office:value-type="float"/>
          <table:table-cell office:value="40.09836855038446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0360" office:value-type="float"/>
          <table:table-cell office:value="127" office:value-type="float"/>
          <table:table-cell office:value="445" office:value-type="float"/>
          <table:table-cell office:value="572" office:value-type="float"/>
          <table:table-cell office:value="9788" office:value-type="float"/>
          <table:table-cell office:value="0.777972027972028" office:value-type="float"/>
          <table:table-cell office:value="0.04295366795366795" office:value-type="float"/>
          <table:table-cell office:value="48.47364039463046" office:value-type="float"/>
          <table:table-cell office:value="2.0821206540164625" office:value-type="float"/>
          <table:table-cell office:value="0.5942231978878444" office:value-type="float"/>
          <table:table-cell office:value="2.6763438519043072" office:value-type="float"/>
          <table:table-cell office:value="45.7972965427261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1130" office:value-type="float"/>
          <table:table-cell office:value="127" office:value-type="float"/>
          <table:table-cell office:value="486" office:value-type="float"/>
          <table:table-cell office:value="613" office:value-type="float"/>
          <table:table-cell office:value="10517" office:value-type="float"/>
          <table:table-cell office:value="0.7928221859706363" office:value-type="float"/>
          <table:table-cell office:value="0.04366576819407008" office:value-type="float"/>
          <table:table-cell office:value="52.07641096450164" office:value-type="float"/>
          <table:table-cell office:value="2.273956489555058" office:value-type="float"/>
          <table:table-cell office:value="0.5942231978878444" office:value-type="float"/>
          <table:table-cell office:value="2.8681796874429026" office:value-type="float"/>
          <table:table-cell office:value="49.2082312770587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2161" office:value-type="float"/>
          <table:table-cell office:value="127" office:value-type="float"/>
          <table:table-cell office:value="564" office:value-type="float"/>
          <table:table-cell office:value="691" office:value-type="float"/>
          <table:table-cell office:value="11470" office:value-type="float"/>
          <table:table-cell office:value="0.8162083936324168" office:value-type="float"/>
          <table:table-cell office:value="0.046377764986432035" office:value-type="float"/>
          <table:table-cell office:value="56.90038038987461" office:value-type="float"/>
          <table:table-cell office:value="2.638912469360191" office:value-type="float"/>
          <table:table-cell office:value="0.5942231978878444" office:value-type="float"/>
          <table:table-cell office:value="3.2331356672480354" office:value-type="float"/>
          <table:table-cell office:value="53.6672447226265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4034" office:value-type="float"/>
          <table:table-cell office:value="127" office:value-type="float"/>
          <table:table-cell office:value="686" office:value-type="float"/>
          <table:table-cell office:value="813" office:value-type="float"/>
          <table:table-cell office:value="13221" office:value-type="float"/>
          <table:table-cell office:value="0.8437884378843789" office:value-type="float"/>
          <table:table-cell office:value="0.048881288299843235" office:value-type="float"/>
          <table:table-cell office:value="65.66400282801581" office:value-type="float"/>
          <table:table-cell office:value="3.2097410531579627" office:value-type="float"/>
          <table:table-cell office:value="0.5942231978878444" office:value-type="float"/>
          <table:table-cell office:value="3.803964251045807" office:value-type="float"/>
          <table:table-cell office:value="61.86003857697000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6170" office:value-type="float"/>
          <table:table-cell office:value="127" office:value-type="float"/>
          <table:table-cell office:value="819" office:value-type="float"/>
          <table:table-cell office:value="946" office:value-type="float"/>
          <table:table-cell office:value="15224" office:value-type="float"/>
          <table:table-cell office:value="0.8657505285412262" office:value-type="float"/>
          <table:table-cell office:value="0.05064935064935065" office:value-type="float"/>
          <table:table-cell office:value="75.65818196729484" office:value-type="float"/>
          <table:table-cell office:value="3.8320377879538943" office:value-type="float"/>
          <table:table-cell office:value="0.5942231978878444" office:value-type="float"/>
          <table:table-cell office:value="4.426260985841739" office:value-type="float"/>
          <table:table-cell office:value="71.231920981453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8092" office:value-type="float"/>
          <table:table-cell office:value="173" office:value-type="float"/>
          <table:table-cell office:value="950" office:value-type="float"/>
          <table:table-cell office:value="1123" office:value-type="float"/>
          <table:table-cell office:value="16969" office:value-type="float"/>
          <table:table-cell office:value="0.8459483526268923" office:value-type="float"/>
          <table:table-cell office:value="0.05250939641830643" office:value-type="float"/>
          <table:table-cell office:value="84.65107162351875" office:value-type="float"/>
          <table:table-cell office:value="4.444976677113797" office:value-type="float"/>
          <table:table-cell office:value="0.8094536475165125" office:value-type="float"/>
          <table:table-cell office:value="5.2544303246303095" office:value-type="float"/>
          <table:table-cell office:value="79.3966412988884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9638" office:value-type="float"/>
          <table:table-cell office:value="173" office:value-type="float"/>
          <table:table-cell office:value="1057" office:value-type="float"/>
          <table:table-cell office:value="1230" office:value-type="float"/>
          <table:table-cell office:value="18408" office:value-type="float"/>
          <table:table-cell office:value="0.859349593495935" office:value-type="float"/>
          <table:table-cell office:value="0.05382421835217436" office:value-type="float"/>
          <table:table-cell office:value="91.88468630016921" office:value-type="float"/>
          <table:table-cell office:value="4.945621418641351" office:value-type="float"/>
          <table:table-cell office:value="0.8094536475165125" office:value-type="float"/>
          <table:table-cell office:value="5.755075066157863" office:value-type="float"/>
          <table:table-cell office:value="86.1296112340113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727" office:value-type="float"/>
          <table:table-cell office:value="173" office:value-type="float"/>
          <table:table-cell office:value="1124" office:value-type="float"/>
          <table:table-cell office:value="1297" office:value-type="float"/>
          <table:table-cell office:value="19430" office:value-type="float"/>
          <table:table-cell office:value="0.866615265998458" office:value-type="float"/>
          <table:table-cell office:value="0.05422878371206639" office:value-type="float"/>
          <table:table-cell office:value="96.98003324898701" office:value-type="float"/>
          <table:table-cell office:value="5.259109247448324" office:value-type="float"/>
          <table:table-cell office:value="0.8094536475165125" office:value-type="float"/>
          <table:table-cell office:value="6.0685628949648365" office:value-type="float"/>
          <table:table-cell office:value="90.9114703540221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2192" office:value-type="float"/>
          <table:table-cell office:value="173" office:value-type="float"/>
          <table:table-cell office:value="1223" office:value-type="float"/>
          <table:table-cell office:value="1396" office:value-type="float"/>
          <table:table-cell office:value="20796" office:value-type="float"/>
          <table:table-cell office:value="0.8760744985673352" office:value-type="float"/>
          <table:table-cell office:value="0.055109949531362654" office:value-type="float"/>
          <table:table-cell office:value="103.8346551773783" office:value-type="float"/>
          <table:table-cell office:value="5.722322606431762" office:value-type="float"/>
          <table:table-cell office:value="0.8094536475165125" office:value-type="float"/>
          <table:table-cell office:value="6.531776253948274" office:value-type="float"/>
          <table:table-cell office:value="97.3028789234300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3430" office:value-type="float"/>
          <table:table-cell office:value="173" office:value-type="float"/>
          <table:table-cell office:value="1328" office:value-type="float"/>
          <table:table-cell office:value="1501" office:value-type="float"/>
          <table:table-cell office:value="21929" office:value-type="float"/>
          <table:table-cell office:value="0.8847435043304464" office:value-type="float"/>
          <table:table-cell office:value="0.05667947076397781" office:value-type="float"/>
          <table:table-cell office:value="109.62716162608027" office:value-type="float"/>
          <table:table-cell office:value="6.213609502323286" office:value-type="float"/>
          <table:table-cell office:value="0.8094536475165125" office:value-type="float"/>
          <table:table-cell office:value="7.023063149839799" office:value-type="float"/>
          <table:table-cell office:value="102.6040984762404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262" office:value-type="float"/>
          <table:table-cell office:value="3046" office:value-type="float"/>
          <table:table-cell office:value="1532" office:value-type="float"/>
          <table:table-cell office:value="4578" office:value-type="float"/>
          <table:table-cell office:value="20684" office:value-type="float"/>
          <table:table-cell office:value="0.3346439493228484" office:value-type="float"/>
          <table:table-cell office:value="0.06064444620378434" office:value-type="float"/>
          <table:table-cell office:value="118.19894822868288" office:value-type="float"/>
          <table:table-cell office:value="7.168109757198249" office:value-type="float"/>
          <table:table-cell office:value="14.251998903672236" office:value-type="float"/>
          <table:table-cell office:value="21.420108660870486" office:value-type="float"/>
          <table:table-cell office:value="96.778839567812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8320" office:value-type="float"/>
          <table:table-cell office:value="14026" office:value-type="float"/>
          <table:table-cell office:value="1736" office:value-type="float"/>
          <table:table-cell office:value="15762" office:value-type="float"/>
          <table:table-cell office:value="12558" office:value-type="float"/>
          <table:table-cell office:value="0.1101383073214059" office:value-type="float"/>
          <table:table-cell office:value="0.06129943502824859" office:value-type="float"/>
          <table:table-cell office:value="132.50709420617127" office:value-type="float"/>
          <table:table-cell office:value="8.122610012073212" office:value-type="float"/>
          <table:table-cell office:value="65.6265714454717" office:value-type="float"/>
          <table:table-cell office:value="73.7491814575449" office:value-type="float"/>
          <table:table-cell office:value="58.7579127486263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0425" office:value-type="float"/>
          <table:table-cell office:value="14026" office:value-type="float"/>
          <table:table-cell office:value="1924" office:value-type="float"/>
          <table:table-cell office:value="15950" office:value-type="float"/>
          <table:table-cell office:value="14475" office:value-type="float"/>
          <table:table-cell office:value="0.12062695924764891" office:value-type="float"/>
          <table:table-cell office:value="0.06323746918652424" office:value-type="float"/>
          <table:table-cell office:value="142.35622673809186" office:value-type="float"/>
          <table:table-cell office:value="9.002247501859943" office:value-type="float"/>
          <table:table-cell office:value="65.6265714454717" office:value-type="float"/>
          <table:table-cell office:value="74.62881894733164" office:value-type="float"/>
          <table:table-cell office:value="67.7274077907602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3682" office:value-type="float"/>
          <table:table-cell office:value="14026" office:value-type="float"/>
          <table:table-cell office:value="2141" office:value-type="float"/>
          <table:table-cell office:value="16167" office:value-type="float"/>
          <table:table-cell office:value="17515" office:value-type="float"/>
          <table:table-cell office:value="0.13243025916991402" office:value-type="float"/>
          <table:table-cell office:value="0.06356510896027552" office:value-type="float"/>
          <table:table-cell office:value="157.59547835636516" office:value-type="float"/>
          <table:table-cell office:value="10.017573753369094" office:value-type="float"/>
          <table:table-cell office:value="65.6265714454717" office:value-type="float"/>
          <table:table-cell office:value="75.64414519884079" office:value-type="float"/>
          <table:table-cell office:value="81.9513331575243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6658" office:value-type="float"/>
          <table:table-cell office:value="14026" office:value-type="float"/>
          <table:table-cell office:value="2354" office:value-type="float"/>
          <table:table-cell office:value="16380" office:value-type="float"/>
          <table:table-cell office:value="20278" office:value-type="float"/>
          <table:table-cell office:value="0.1437118437118437" office:value-type="float"/>
          <table:table-cell office:value="0.06421517813301325" office:value-type="float"/>
          <table:table-cell office:value="171.51995266277638" office:value-type="float"/>
          <table:table-cell office:value="11.014184313606187" office:value-type="float"/>
          <table:table-cell office:value="65.6265714454717" office:value-type="float"/>
          <table:table-cell office:value="76.64075575907789" office:value-type="float"/>
          <table:table-cell office:value="94.879196903698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8654" office:value-type="float"/>
          <table:table-cell office:value="22130" office:value-type="float"/>
          <table:table-cell office:value="2462" office:value-type="float"/>
          <table:table-cell office:value="24592" office:value-type="float"/>
          <table:table-cell office:value="14062" office:value-type="float"/>
          <table:table-cell office:value="0.10011385816525699" office:value-type="float"/>
          <table:table-cell office:value="0.06369327883272106" office:value-type="float"/>
          <table:table-cell office:value="180.85908260753337" office:value-type="float"/>
          <table:table-cell office:value="11.519507977951756" office:value-type="float"/>
          <table:table-cell office:value="103.54456196266139" office:value-type="float"/>
          <table:table-cell office:value="115.06406994061315" office:value-type="float"/>
          <table:table-cell office:value="65.7950126669202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0743" office:value-type="float"/>
          <table:table-cell office:value="22130" office:value-type="float"/>
          <table:table-cell office:value="2587" office:value-type="float"/>
          <table:table-cell office:value="24717" office:value-type="float"/>
          <table:table-cell office:value="16026" office:value-type="float"/>
          <table:table-cell office:value="0.10466480559938504" office:value-type="float"/>
          <table:table-cell office:value="0.06349556979112976" office:value-type="float"/>
          <table:table-cell office:value="190.6333523743657" office:value-type="float"/>
          <table:table-cell office:value="12.10437333020357" office:value-type="float"/>
          <table:table-cell office:value="103.54456196266139" office:value-type="float"/>
          <table:table-cell office:value="115.64893529286496" office:value-type="float"/>
          <table:table-cell office:value="74.9844170815007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3079" office:value-type="float"/>
          <table:table-cell office:value="22991" office:value-type="float"/>
          <table:table-cell office:value="2741" office:value-type="float"/>
          <table:table-cell office:value="25732" office:value-type="float"/>
          <table:table-cell office:value="17347" office:value-type="float"/>
          <table:table-cell office:value="0.10652106326752682" office:value-type="float"/>
          <table:table-cell office:value="0.06362728939854685" office:value-type="float"/>
          <table:table-cell office:value="201.56331607724763" office:value-type="float"/>
          <table:table-cell office:value="12.824927444177808" office:value-type="float"/>
          <table:table-cell office:value="107.5731145089719" office:value-type="float"/>
          <table:table-cell office:value="120.3980419531497" office:value-type="float"/>
          <table:table-cell office:value="81.165274124097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5757" office:value-type="float"/>
          <table:table-cell office:value="25318" office:value-type="float"/>
          <table:table-cell office:value="2906" office:value-type="float"/>
          <table:table-cell office:value="28224" office:value-type="float"/>
          <table:table-cell office:value="17533" office:value-type="float"/>
          <table:table-cell office:value="0.10296201814058957" office:value-type="float"/>
          <table:table-cell office:value="0.0635094083965295" office:value-type="float"/>
          <table:table-cell office:value="214.09347138389052" office:value-type="float"/>
          <table:table-cell office:value="13.596949709150204" office:value-type="float"/>
          <table:table-cell office:value="118.46096790649169" office:value-type="float"/>
          <table:table-cell office:value="132.05791761564188" office:value-type="float"/>
          <table:table-cell office:value="82.0355537682486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0036" office:value-type="float"/>
          <table:table-cell office:value="26573" office:value-type="float"/>
          <table:table-cell office:value="3331" office:value-type="float"/>
          <table:table-cell office:value="29904" office:value-type="float"/>
          <table:table-cell office:value="20132" office:value-type="float"/>
          <table:table-cell office:value="0.11138978063135367" office:value-type="float"/>
          <table:table-cell office:value="0.06657206811096011" office:value-type="float"/>
          <table:table-cell office:value="234.11458212217465" office:value-type="float"/>
          <table:table-cell office:value="15.585491906806375" office:value-type="float"/>
          <table:table-cell office:value="124.33301604309992" office:value-type="float"/>
          <table:table-cell office:value="139.91850794990629" office:value-type="float"/>
          <table:table-cell office:value="94.1960741722683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4043" office:value-type="float"/>
          <table:table-cell office:value="27655" office:value-type="float"/>
          <table:table-cell office:value="3704" office:value-type="float"/>
          <table:table-cell office:value="31359" office:value-type="float"/>
          <table:table-cell office:value="22684" office:value-type="float"/>
          <table:table-cell office:value="0.11811601135240282" office:value-type="float"/>
          <table:table-cell office:value="0.06853801602427696" office:value-type="float"/>
          <table:table-cell office:value="252.86302585395885" office:value-type="float"/>
          <table:table-cell office:value="17.330730117925793" office:value-type="float"/>
          <table:table-cell office:value="129.39561053219163" office:value-type="float"/>
          <table:table-cell office:value="146.72634065011744" office:value-type="float"/>
          <table:table-cell office:value="106.1366852038414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9324" office:value-type="float"/>
          <table:table-cell office:value="29160" office:value-type="float"/>
          <table:table-cell office:value="4057" office:value-type="float"/>
          <table:table-cell office:value="33217" office:value-type="float"/>
          <table:table-cell office:value="26107" office:value-type="float"/>
          <table:table-cell office:value="0.122136255531806" office:value-type="float"/>
          <table:table-cell office:value="0.06838716202548716" office:value-type="float"/>
          <table:table-cell office:value="277.5724172558935" office:value-type="float"/>
          <table:table-cell office:value="18.98238987268492" office:value-type="float"/>
          <table:table-cell office:value="136.4373893733035" office:value-type="float"/>
          <table:table-cell office:value="155.4197792459884" office:value-type="float"/>
          <table:table-cell office:value="122.15263800990515" office:value-type="float"/>
          <table:table-cell/>
          <table:table-cell/>
        </table:table-row>
      </table:table>
      <table:table table:name="total_tests"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date</text:p>
          </table:table-cell>
          <table:table-cell office:value-type="string">
            <text:p>test_kind</text:p>
          </table:table-cell>
          <table:table-cell office:value-type="string">
            <text:p>total_tests</text:p>
          </table:table-cell>
        </table:table-row>
        <table:table-row>
          <table:table-cell office:value-type="string">
            <text:p>Argentin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33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85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379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02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802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975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2805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4374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645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865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0942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2712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456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6611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922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1786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44654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47406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4990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1-30</text:p>
          </table:table-cell>
          <table:table-cell office:value-type="string">
            <text:p>units unclear</text:p>
          </table:table-cell>
          <table:table-cell office:value="5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1-31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1</text:p>
          </table:table-cell>
          <table:table-cell office:value-type="string">
            <text:p>units unclear</text:p>
          </table:table-cell>
          <table:table-cell office:value="9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2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3</text:p>
          </table:table-cell>
          <table:table-cell office:value-type="string">
            <text:p>units unclear</text:p>
          </table:table-cell>
          <table:table-cell office:value="13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4</text:p>
          </table:table-cell>
          <table:table-cell office:value-type="string">
            <text:p>units unclear</text:p>
          </table:table-cell>
          <table:table-cell office:value="17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5</text:p>
          </table:table-cell>
          <table:table-cell office:value-type="string">
            <text:p>units unclear</text:p>
          </table:table-cell>
          <table:table-cell office:value="3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6</text:p>
          </table:table-cell>
          <table:table-cell office:value-type="string">
            <text:p>units unclear</text:p>
          </table:table-cell>
          <table:table-cell office:value="32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7</text:p>
          </table:table-cell>
          <table:table-cell office:value-type="string">
            <text:p>units unclear</text:p>
          </table:table-cell>
          <table:table-cell office:value="37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8</text:p>
          </table:table-cell>
          <table:table-cell office:value-type="string">
            <text:p>units unclear</text:p>
          </table:table-cell>
          <table:table-cell office:value="54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9</text:p>
          </table:table-cell>
          <table:table-cell office:value-type="string">
            <text:p>units unclear</text:p>
          </table:table-cell>
          <table:table-cell office:value="61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0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1</text:p>
          </table:table-cell>
          <table:table-cell office:value-type="string">
            <text:p>units unclear</text:p>
          </table:table-cell>
          <table:table-cell office:value="70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2</text:p>
          </table:table-cell>
          <table:table-cell office:value-type="string">
            <text:p>units unclear</text:p>
          </table:table-cell>
          <table:table-cell office:value="87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3</text:p>
          </table:table-cell>
          <table:table-cell office:value-type="string">
            <text:p>units unclear</text:p>
          </table:table-cell>
          <table:table-cell office:value="98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4</text:p>
          </table:table-cell>
          <table:table-cell office:value-type="string">
            <text:p>units unclear</text:p>
          </table:table-cell>
          <table:table-cell office:value="112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5</text:p>
          </table:table-cell>
          <table:table-cell office:value-type="string">
            <text:p>units unclear</text:p>
          </table:table-cell>
          <table:table-cell office:value="112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6</text:p>
          </table:table-cell>
          <table:table-cell office:value-type="string">
            <text:p>units unclear</text:p>
          </table:table-cell>
          <table:table-cell office:value="130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7</text:p>
          </table:table-cell>
          <table:table-cell office:value-type="string">
            <text:p>units unclear</text:p>
          </table:table-cell>
          <table:table-cell office:value="131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8</text:p>
          </table:table-cell>
          <table:table-cell office:value-type="string">
            <text:p>units unclear</text:p>
          </table:table-cell>
          <table:table-cell office:value="142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9</text:p>
          </table:table-cell>
          <table:table-cell office:value-type="string">
            <text:p>units unclear</text:p>
          </table:table-cell>
          <table:table-cell office:value="170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0</text:p>
          </table:table-cell>
          <table:table-cell office:value-type="string">
            <text:p>units unclear</text:p>
          </table:table-cell>
          <table:table-cell office:value="187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1</text:p>
          </table:table-cell>
          <table:table-cell office:value-type="string">
            <text:p>units unclear</text:p>
          </table:table-cell>
          <table:table-cell office:value="202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2</text:p>
          </table:table-cell>
          <table:table-cell office:value-type="string">
            <text:p>units unclear</text:p>
          </table:table-cell>
          <table:table-cell office:value="208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3</text:p>
          </table:table-cell>
          <table:table-cell office:value-type="string">
            <text:p>units unclear</text:p>
          </table:table-cell>
          <table:table-cell office:value="22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226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246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26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6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28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28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291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291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30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30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29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4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788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912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97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10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11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30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860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2346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2527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4412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5040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8001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0604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130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2273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3150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4396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561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6744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7835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896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0530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2743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322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4307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5678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667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770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8547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947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30206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0859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1987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301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383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507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5394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621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6649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7137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8000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9153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0651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099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174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3984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244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6665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48237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49425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6</text:p>
          </table:table-cell>
          <table:table-cell office:value-type="string">
            <text:p>units unclear</text:p>
          </table:table-cell>
          <table:table-cell office:value="5064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21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32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44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76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268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313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71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400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430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450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473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502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536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586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58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746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816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849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027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197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372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1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54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136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342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839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240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3599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3955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4275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4644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4945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5234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5586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9219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983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0413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0841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12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1523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2075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2628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347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4097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4487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4841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517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5680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6281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6927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7593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792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829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901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0179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20583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21268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22108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6</text:p>
          </table:table-cell>
          <table:table-cell office:value-type="string">
            <text:p>units unclear</text:p>
          </table:table-cell>
          <table:table-cell office:value="22763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533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533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642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642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783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835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881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213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1895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79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925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4438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768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012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280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0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768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070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397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732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7081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327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694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961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8256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8673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9030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9438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977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0003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05365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11040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6</text:p>
          </table:table-cell>
          <table:table-cell office:value-type="string">
            <text:p>units unclear</text:p>
          </table:table-cell>
          <table:table-cell office:value="11411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0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1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2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3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4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6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8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4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6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4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8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2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6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99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6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1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79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9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02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7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85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33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60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759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90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11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54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91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40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38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48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66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831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965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122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12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486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00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919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130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394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660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957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267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3609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3977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4301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5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33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81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52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23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27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68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410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464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537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635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72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006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202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318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480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673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907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188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443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634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749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012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337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695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4039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4443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767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963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5296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833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309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790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7303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736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989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423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002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615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227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0870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1506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041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2516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088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3872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4639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5415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6112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6580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7284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7997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8881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9792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0642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0642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3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7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7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7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34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44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51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5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574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7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83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8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11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13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441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45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46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52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9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18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35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52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69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1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23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41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57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0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413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29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2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81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99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52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529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7000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7000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7000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700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397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495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7681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888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9882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0714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2506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215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6160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064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8420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1043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4113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4113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5693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6815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9506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1197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334849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33680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34650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359269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7358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8332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0155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0465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2892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5071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6235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8706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0300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1621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3606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5555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6593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7634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62010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64339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66955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69166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8040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0725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4130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4861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1956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486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7122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6039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835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279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7637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8227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85035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8779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187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842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0387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0889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13649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1882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2235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28722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3514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4226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4921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4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5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7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66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13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5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57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66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30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44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48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04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64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93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8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950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87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157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352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435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569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704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824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013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124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233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391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64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819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951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313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559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818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062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771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058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230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5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757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990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383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735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6999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370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7638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7950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8112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6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5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4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7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1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58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69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85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8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2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46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61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78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81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9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97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31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35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62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77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14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427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438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58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50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29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5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96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2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38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653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669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679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687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06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27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5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67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773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78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809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839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864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874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88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887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2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25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27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0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31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2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4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6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36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8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55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64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4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8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10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18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315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61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20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77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21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590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40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701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76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835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925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983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08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4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232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312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36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461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569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638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779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835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925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2015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2095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216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2418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2661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2661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761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2885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3091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6</text:p>
          </table:table-cell>
          <table:table-cell office:value-type="string">
            <text:p>units unclear</text:p>
          </table:table-cell>
          <table:table-cell office:value="316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1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2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3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89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39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36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66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00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3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76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34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14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520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40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16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22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410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072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202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16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505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713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876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0451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183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331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521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698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859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041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227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424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36134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37991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398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2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3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3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3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4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4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5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6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7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7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7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7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8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8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8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8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11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13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7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9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2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4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40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8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9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78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9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19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35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81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3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09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06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06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30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66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40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1619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37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58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737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962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26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66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112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637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07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34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881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501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099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728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7417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803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501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124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868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0684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1485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2028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2512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8359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3154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767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460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5430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625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6809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7212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7861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8691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957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0363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1070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1511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73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165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165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293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98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95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495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2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72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019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137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41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710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992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438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992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373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91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266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753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221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473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6777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012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209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7421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7712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8238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8702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9143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427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624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00543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0846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1662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2532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13673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14691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48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67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95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18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6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7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30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59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12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56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93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12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21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482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59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30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656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83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24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59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95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865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963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6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420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458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826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509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61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13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652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51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843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986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48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160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338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458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45857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729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729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78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8333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267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019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1160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210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352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37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538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6418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6418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742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3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4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4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5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42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9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62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8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96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4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76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95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249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284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324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387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403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453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593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698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812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937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40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126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24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439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57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82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980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098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184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352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479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640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78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2943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033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074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225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395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600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757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959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031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091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22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362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17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627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4732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4793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01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08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08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22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22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4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007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7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9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11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557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98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869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869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073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166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268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3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8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38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05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87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498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60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677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80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964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06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201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359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55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639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88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023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082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190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298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456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679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846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166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32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522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730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056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4296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618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749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906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996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113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353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695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964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6319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549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723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7029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388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7700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7952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8027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1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41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85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131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90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245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288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359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480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60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7695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9495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1107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266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5951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5951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5951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5951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595154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27346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7954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7954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442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60916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18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7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4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32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432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6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6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8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8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0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347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436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515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596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673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735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88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243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243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545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619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858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32528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363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543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73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226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341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8798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5077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5077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077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43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5666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69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924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6140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6308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64608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6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1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6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6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53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60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85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14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3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47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58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80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32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00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47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44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51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1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81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800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927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30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21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33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414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520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4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776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424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125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228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374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57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82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99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196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53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481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582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732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848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159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39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635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805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005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270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539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5825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608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6350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3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6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9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3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8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26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2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8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44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47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57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7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8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14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50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8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290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460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00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783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914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97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007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026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071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168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257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357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45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544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644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786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947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088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215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359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535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783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895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090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258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408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45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521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544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629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73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816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949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4105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272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310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79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44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05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52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4593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4631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223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312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242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331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34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437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481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70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610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99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981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70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997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086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42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514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2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514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795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924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995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953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0106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1401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2791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3079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491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4703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133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6477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7937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8102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9574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0255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175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2942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4489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25873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7459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28671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0295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1844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3512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5496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7212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8398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015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8398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015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781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46262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4781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46262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8517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0054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52566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54178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57995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62530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230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25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25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65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89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9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40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48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48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7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626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534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66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77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19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762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98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98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460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343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457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684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945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978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270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2739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162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300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49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7134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3942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21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74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617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736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8647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505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5254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56974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20975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3139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4256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5170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6338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6338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87359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99204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1034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19879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30137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41662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53012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6572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6572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389507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399927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410075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6</text:p>
          </table:table-cell>
          <table:table-cell office:value-type="string">
            <text:p>samples tested</text:p>
          </table:table-cell>
          <table:table-cell office:value="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1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2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6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9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1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21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24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2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27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30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34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39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4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45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4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48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56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61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72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84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97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09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25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41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58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18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93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1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41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80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2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438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89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61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3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704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818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946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425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675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940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13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473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8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36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890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4446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494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5443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6092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6660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7445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8267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175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0165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0830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1758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2483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142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699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251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4849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5457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630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7206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8725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9670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08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1863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2864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3808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4789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43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862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958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201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569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86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2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33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2585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983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323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63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420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4993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538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607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315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8601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748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917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489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379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4865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655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8277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0688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322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5840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7546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9696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244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6106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9407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295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5403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773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0696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4142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58123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1984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572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6914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2173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554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80712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85336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90686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96347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01019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04691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07368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11740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17840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24410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30583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3531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3565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4315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980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97124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5015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01549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51325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05257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57990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14785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64235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11865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70774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121063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175765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102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17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25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413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527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593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643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73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89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869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05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00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220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156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23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25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320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3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51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434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26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159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651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734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67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188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74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085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802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23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81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229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828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24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960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61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1002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807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020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98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1123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13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206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295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302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359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306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46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565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64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45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827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53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008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884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155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89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244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02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32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034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446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44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4697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352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488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5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10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700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331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84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5587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876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5801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896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6121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24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6531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450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94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451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745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44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8034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288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8630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46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99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1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52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531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0251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614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1051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43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186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87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2661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48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3363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738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384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870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521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895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5365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942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6245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0070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074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063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892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113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673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128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913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167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9817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2455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635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305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1500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3598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227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4160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2631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1474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26313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2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4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03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97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23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28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10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27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50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826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988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13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346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514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662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931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1013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090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281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519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31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4555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052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288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476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677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937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6195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6585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930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7310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690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8135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573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229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0087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0883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179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2672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3920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5349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6450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8050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1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3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60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60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83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90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0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30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68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35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71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08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361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277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9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27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86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619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68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744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12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8817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62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032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07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188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323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387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470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541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607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673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1673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1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2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6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20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4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7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2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4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9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45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9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0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1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35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70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19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95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67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37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76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57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775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864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97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61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170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274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380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43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48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581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83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819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3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06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145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57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03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545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665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7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821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877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901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98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130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283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469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588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666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797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933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104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430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4574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4761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2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4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47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47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49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690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842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8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8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257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562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843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13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364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599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780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780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2809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605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847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847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150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269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467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853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310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881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40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635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7075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679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835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9099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98948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104488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869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869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146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279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279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752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827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896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931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931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52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072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166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2394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325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3666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3798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3496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36087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368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3778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38514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3900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65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65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65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75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7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7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88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102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105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106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0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154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7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7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68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68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357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36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6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684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684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887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14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014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127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311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59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582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6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41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946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946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120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226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580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75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45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092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35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745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248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824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336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795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18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74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8173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847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871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871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9669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0079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0389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0821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0821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1375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1740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2172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12697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13149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1</text:p>
          </table:table-cell>
          <table:table-cell office:value-type="string">
            <text:p>people tested</text:p>
          </table:table-cell>
          <table:table-cell office:value="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2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3</text:p>
          </table:table-cell>
          <table:table-cell office:value-type="string">
            <text:p>people tested</text:p>
          </table:table-cell>
          <table:table-cell office:value="3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4</text:p>
          </table:table-cell>
          <table:table-cell office:value-type="string">
            <text:p>people tested</text:p>
          </table:table-cell>
          <table:table-cell office:value="4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5</text:p>
          </table:table-cell>
          <table:table-cell office:value-type="string">
            <text:p>people tested</text:p>
          </table:table-cell>
          <table:table-cell office:value="5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6</text:p>
          </table:table-cell>
          <table:table-cell office:value-type="string">
            <text:p>people tested</text:p>
          </table:table-cell>
          <table:table-cell office:value="8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7</text:p>
          </table:table-cell>
          <table:table-cell office:value-type="string">
            <text:p>people tested</text:p>
          </table:table-cell>
          <table:table-cell office:value="11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8</text:p>
          </table:table-cell>
          <table:table-cell office:value-type="string">
            <text:p>people tested</text:p>
          </table:table-cell>
          <table:table-cell office:value="1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09</text:p>
          </table:table-cell>
          <table:table-cell office:value-type="string">
            <text:p>people tested</text:p>
          </table:table-cell>
          <table:table-cell office:value="17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0</text:p>
          </table:table-cell>
          <table:table-cell office:value-type="string">
            <text:p>people tested</text:p>
          </table:table-cell>
          <table:table-cell office:value="2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1</text:p>
          </table:table-cell>
          <table:table-cell office:value-type="string">
            <text:p>people tested</text:p>
          </table:table-cell>
          <table:table-cell office:value="21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2</text:p>
          </table:table-cell>
          <table:table-cell office:value-type="string">
            <text:p>people tested</text:p>
          </table:table-cell>
          <table:table-cell office:value="23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3</text:p>
          </table:table-cell>
          <table:table-cell office:value-type="string">
            <text:p>people tested</text:p>
          </table:table-cell>
          <table:table-cell office:value="27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4</text:p>
          </table:table-cell>
          <table:table-cell office:value-type="string">
            <text:p>people tested</text:p>
          </table:table-cell>
          <table:table-cell office:value="32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5</text:p>
          </table:table-cell>
          <table:table-cell office:value-type="string">
            <text:p>people tested</text:p>
          </table:table-cell>
          <table:table-cell office:value="38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6</text:p>
          </table:table-cell>
          <table:table-cell office:value-type="string">
            <text:p>people tested</text:p>
          </table:table-cell>
          <table:table-cell office:value="42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7</text:p>
          </table:table-cell>
          <table:table-cell office:value-type="string">
            <text:p>people tested</text:p>
          </table:table-cell>
          <table:table-cell office:value="47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8</text:p>
          </table:table-cell>
          <table:table-cell office:value-type="string">
            <text:p>people tested</text:p>
          </table:table-cell>
          <table:table-cell office:value="48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19</text:p>
          </table:table-cell>
          <table:table-cell office:value-type="string">
            <text:p>people tested</text:p>
          </table:table-cell>
          <table:table-cell office:value="50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0</text:p>
          </table:table-cell>
          <table:table-cell office:value-type="string">
            <text:p>people tested</text:p>
          </table:table-cell>
          <table:table-cell office:value="57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1</text:p>
          </table:table-cell>
          <table:table-cell office:value-type="string">
            <text:p>people tested</text:p>
          </table:table-cell>
          <table:table-cell office:value="62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2</text:p>
          </table:table-cell>
          <table:table-cell office:value-type="string">
            <text:p>people tested</text:p>
          </table:table-cell>
          <table:table-cell office:value="68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3</text:p>
          </table:table-cell>
          <table:table-cell office:value-type="string">
            <text:p>people tested</text:p>
          </table:table-cell>
          <table:table-cell office:value="72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4</text:p>
          </table:table-cell>
          <table:table-cell office:value-type="string">
            <text:p>people tested</text:p>
          </table:table-cell>
          <table:table-cell office:value="77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78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82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86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91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94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98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101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102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103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104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109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114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118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2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22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123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30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35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139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143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146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147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149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151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155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158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160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162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164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165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168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171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75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179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185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88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9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99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206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213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219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225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227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23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38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49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62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83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11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27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344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37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416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66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25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82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622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653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736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848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971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91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236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310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384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549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695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847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009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178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280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358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550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742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955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112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298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429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539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802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067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299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523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4772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4898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012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272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479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638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716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5726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5726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3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3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6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8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8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10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0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31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7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46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53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62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78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85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99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20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6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97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27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75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07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34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62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1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32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84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10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3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7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38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723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94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860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912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992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06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199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29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368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512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638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810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988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2194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2393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2544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18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2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2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34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4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40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54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1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4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134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44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80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23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23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88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14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51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91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195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4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528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5775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62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3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3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3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21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21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21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22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2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2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2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4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42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4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44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45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45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45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6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7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49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2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4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54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57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60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61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68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7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80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87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91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99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06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1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18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30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52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64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89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1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36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89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11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42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518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569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629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687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24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801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808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84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876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90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920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940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966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455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455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3242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3242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3737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4019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5603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603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6577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21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361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7788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8273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8806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9170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9419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9846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0472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1292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1998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2626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3110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3463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3738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4255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5016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5740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6398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6898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7141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7610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8315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9017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9461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9461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19461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2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40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51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55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5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2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05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71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291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421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576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694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819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924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079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3382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54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756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937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0293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16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377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633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978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341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650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4021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312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717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116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68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874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116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282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43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664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016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440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907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8322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8630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8950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9479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0127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0823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1501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120981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6649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0061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0061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091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806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2164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2852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458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4373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4945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5439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6125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7060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7308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7389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780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82584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851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8719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9024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9426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858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0198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0586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0870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1129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1389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1807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21034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23170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2427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2648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2730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2856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3021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3370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362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3966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4216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4325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4527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4865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5209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5512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1551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7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3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0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68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83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1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4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16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41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00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2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44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85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2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44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83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323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433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474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568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596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732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030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293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488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587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918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215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489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470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783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6180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511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992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343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897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470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254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852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0430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0430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1180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1802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2454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3136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3814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14436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4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9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0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4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85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97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07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24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45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76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216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247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54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67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313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690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29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66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20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56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02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638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7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38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813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869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914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965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012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121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202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364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458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514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556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605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685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7850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855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909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2013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2099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219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27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2353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2430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2540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6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9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2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4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8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2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3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41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51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6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6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4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80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90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7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06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158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274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4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63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3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99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0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4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67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89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12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7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62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87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25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59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93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2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486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86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627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658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690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730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761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0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0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15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1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5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4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23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82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231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279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07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384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429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518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618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701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748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804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921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006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89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266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345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446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558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651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733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784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941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041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155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959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4846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668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571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7650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711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0221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0938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2146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2146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3589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4374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4801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5572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7040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8523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9834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21819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6</text:p>
          </table:table-cell>
          <table:table-cell office:value-type="string">
            <text:p>units unclear</text:p>
          </table:table-cell>
          <table:table-cell office:value="232747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378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378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805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989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217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217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49571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60944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64475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68649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72657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75902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8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8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3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63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02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3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88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88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5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89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51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119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3072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0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76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12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289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624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956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406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867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278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66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141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58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117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693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29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075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546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221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92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759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1829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2956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380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363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4832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6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907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96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9296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0424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1423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243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3879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5071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652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7899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99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253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370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7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57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88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79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062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227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69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956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026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143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78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253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936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4747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5450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6193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6898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75569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8140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8729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9528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9898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1135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1905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26339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3263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3592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4004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4674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5081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5413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5754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8264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9361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9776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20708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21580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2230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22695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23173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92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54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92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20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70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415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467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97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828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891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996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122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262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466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599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745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966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146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310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465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660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848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165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609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862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4098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357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720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180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543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5927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232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720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009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482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7962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8580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099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361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849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0155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0635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13336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2160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2664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13651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641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136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5568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5996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631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631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06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696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696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9485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0488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0993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606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2285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331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435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601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352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6577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8591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9282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9725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2350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43377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6388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43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43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4065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5360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57510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3960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69700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584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95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1022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047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09281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18444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78747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35999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42601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1799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1341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180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3189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94981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0533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14260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25253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40161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5520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7215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2877699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91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683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403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439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428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544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34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732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8248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891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967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0384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1106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240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3854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489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623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728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1855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4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4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5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0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2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50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0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2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8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44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8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1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85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95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0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19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290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48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1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76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4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03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12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3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34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54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4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91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01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16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43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66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09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39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61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93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21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67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616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654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707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7779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3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3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3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4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4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5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5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7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9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9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10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13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6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1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2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26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3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33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2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48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4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62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7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2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1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1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4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1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08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46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08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5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37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500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57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64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736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855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962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07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2347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424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6399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831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095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339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2627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2947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256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02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87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181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535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863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132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54887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5993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64303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8264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5</text:p>
          </table:table-cell>
          <table:table-cell office:value-type="string">
            <text:p>samples analysed</text:p>
          </table:table-cell>
          <table:table-cell office:value="154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6</text:p>
          </table:table-cell>
          <table:table-cell office:value-type="string">
            <text:p>samples analysed</text:p>
          </table:table-cell>
          <table:table-cell office:value="191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7</text:p>
          </table:table-cell>
          <table:table-cell office:value-type="string">
            <text:p>samples analysed</text:p>
          </table:table-cell>
          <table:table-cell office:value="191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8</text:p>
          </table:table-cell>
          <table:table-cell office:value-type="string">
            <text:p>samples analysed</text:p>
          </table:table-cell>
          <table:table-cell office:value="199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9</text:p>
          </table:table-cell>
          <table:table-cell office:value-type="string">
            <text:p>samples analysed</text:p>
          </table:table-cell>
          <table:table-cell office:value="243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0</text:p>
          </table:table-cell>
          <table:table-cell office:value-type="string">
            <text:p>samples analysed</text:p>
          </table:table-cell>
          <table:table-cell office:value="2707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1</text:p>
          </table:table-cell>
          <table:table-cell office:value-type="string">
            <text:p>samples analysed</text:p>
          </table:table-cell>
          <table:table-cell office:value="3247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2</text:p>
          </table:table-cell>
          <table:table-cell office:value-type="string">
            <text:p>samples analysed</text:p>
          </table:table-cell>
          <table:table-cell office:value="348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3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4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5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6</text:p>
          </table:table-cell>
          <table:table-cell office:value-type="string">
            <text:p>samples analysed</text:p>
          </table:table-cell>
          <table:table-cell office:value="566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7</text:p>
          </table:table-cell>
          <table:table-cell office:value-type="string">
            <text:p>samples analysed</text:p>
          </table:table-cell>
          <table:table-cell office:value="566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8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9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30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31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1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2</text:p>
          </table:table-cell>
          <table:table-cell office:value-type="string">
            <text:p>samples analysed</text:p>
          </table:table-cell>
          <table:table-cell office:value="1174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3</text:p>
          </table:table-cell>
          <table:table-cell office:value-type="string">
            <text:p>samples analysed</text:p>
          </table:table-cell>
          <table:table-cell office:value="136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4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5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6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7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8</text:p>
          </table:table-cell>
          <table:table-cell office:value-type="string">
            <text:p>samples analysed</text:p>
          </table:table-cell>
          <table:table-cell office:value="2137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9</text:p>
          </table:table-cell>
          <table:table-cell office:value-type="string">
            <text:p>samples analysed</text:p>
          </table:table-cell>
          <table:table-cell office:value="2367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0</text:p>
          </table:table-cell>
          <table:table-cell office:value-type="string">
            <text:p>samples analysed</text:p>
          </table:table-cell>
          <table:table-cell office:value="2584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1</text:p>
          </table:table-cell>
          <table:table-cell office:value-type="string">
            <text:p>samples analysed</text:p>
          </table:table-cell>
          <table:table-cell office:value="2742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2</text:p>
          </table:table-cell>
          <table:table-cell office:value-type="string">
            <text:p>samples analysed</text:p>
          </table:table-cell>
          <table:table-cell office:value="28750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3</text:p>
          </table:table-cell>
          <table:table-cell office:value-type="string">
            <text:p>samples analysed</text:p>
          </table:table-cell>
          <table:table-cell office:value="3005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4</text:p>
          </table:table-cell>
          <table:table-cell office:value-type="string">
            <text:p>samples analysed</text:p>
          </table:table-cell>
          <table:table-cell office:value="3149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5</text:p>
          </table:table-cell>
          <table:table-cell office:value-type="string">
            <text:p>samples analysed</text:p>
          </table:table-cell>
          <table:table-cell office:value="3445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6</text:p>
          </table:table-cell>
          <table:table-cell office:value-type="string">
            <text:p>samples analysed</text:p>
          </table:table-cell>
          <table:table-cell office:value="3780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7</text:p>
          </table:table-cell>
          <table:table-cell office:value-type="string">
            <text:p>samples analysed</text:p>
          </table:table-cell>
          <table:table-cell office:value="4095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8</text:p>
          </table:table-cell>
          <table:table-cell office:value-type="string">
            <text:p>samples analysed</text:p>
          </table:table-cell>
          <table:table-cell office:value="4427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9</text:p>
          </table:table-cell>
          <table:table-cell office:value-type="string">
            <text:p>samples analysed</text:p>
          </table:table-cell>
          <table:table-cell office:value="4673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0</text:p>
          </table:table-cell>
          <table:table-cell office:value-type="string">
            <text:p>samples analysed</text:p>
          </table:table-cell>
          <table:table-cell office:value="4942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1</text:p>
          </table:table-cell>
          <table:table-cell office:value-type="string">
            <text:p>samples analysed</text:p>
          </table:table-cell>
          <table:table-cell office:value="5389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2</text:p>
          </table:table-cell>
          <table:table-cell office:value-type="string">
            <text:p>samples analysed</text:p>
          </table:table-cell>
          <table:table-cell office:value="5389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3</text:p>
          </table:table-cell>
          <table:table-cell office:value-type="string">
            <text:p>samples analysed</text:p>
          </table:table-cell>
          <table:table-cell office:value="5742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4</text:p>
          </table:table-cell>
          <table:table-cell office:value-type="string">
            <text:p>samples analysed</text:p>
          </table:table-cell>
          <table:table-cell office:value="6126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5</text:p>
          </table:table-cell>
          <table:table-cell office:value-type="string">
            <text:p>samples analysed</text:p>
          </table:table-cell>
          <table:table-cell office:value="6608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6</text:p>
          </table:table-cell>
          <table:table-cell office:value-type="string">
            <text:p>samples analysed</text:p>
          </table:table-cell>
          <table:table-cell office:value="7092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5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10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4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7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9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6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36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6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4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92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52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0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81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50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597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6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743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855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58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076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201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288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36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487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61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729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83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975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075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134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247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376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485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592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710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776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825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945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06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18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304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427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485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540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594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711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813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933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058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126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180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297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4445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4591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742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4880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4981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1</text:p>
          </table:table-cell>
          <table:table-cell office:value-type="string">
            <text:p>units unclear</text:p>
          </table:table-cell>
          <table:table-cell office:value="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2</text:p>
          </table:table-cell>
          <table:table-cell office:value-type="string">
            <text:p>units unclear</text:p>
          </table:table-cell>
          <table:table-cell office:value="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3</text:p>
          </table:table-cell>
          <table:table-cell office:value-type="string">
            <text:p>units unclear</text:p>
          </table:table-cell>
          <table:table-cell office:value="6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4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5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6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7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8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9</text:p>
          </table:table-cell>
          <table:table-cell office:value-type="string">
            <text:p>units unclear</text:p>
          </table:table-cell>
          <table:table-cell office:value="9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0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1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2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3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11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11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6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0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4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84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92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01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47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240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291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07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483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643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742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93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28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552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552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04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85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196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559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840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4107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4429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4796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503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539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5687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5809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809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6377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6887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7302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7505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8008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366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8702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05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9506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0082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0820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1471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2151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269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3377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4357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5239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16100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6</text:p>
          </table:table-cell>
          <table:table-cell office:value-type="string">
            <text:p>units unclear</text:p>
          </table:table-cell>
          <table:table-cell office:value="1686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1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2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3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4</text:p>
          </table:table-cell>
          <table:table-cell office:value-type="string">
            <text:p>people tested</text:p>
          </table:table-cell>
          <table:table-cell office:value="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4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18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18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2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2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3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4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4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60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71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88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13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70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23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277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36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507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579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685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751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791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81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926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104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121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148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1962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2263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2861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367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4612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5799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709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8569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9698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0959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2585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3670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4654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647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7818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18851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19661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101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2239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3499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486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26133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26821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2745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2867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2956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0702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31666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32750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33178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33803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34858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5789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36494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3769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3879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9414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9519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41056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215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4317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44327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5503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6123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68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4773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48600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4947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50305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51047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51462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5187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52743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53455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53877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4646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5483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5910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6303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7101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7795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839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58952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5951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598285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2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2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2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2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2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2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2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5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5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5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4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4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4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4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4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4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45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7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7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7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7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7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7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7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5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5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5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5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7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49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49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949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949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949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949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949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84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91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97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6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1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167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2315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307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3933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4578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4578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58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62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62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71938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78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8475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90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938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966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99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02633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06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11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16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21263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24442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27554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30946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35252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406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453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24965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355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385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415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463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497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541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608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653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6911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721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793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881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001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137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274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80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460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574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666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753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850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938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99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077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180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272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373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455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544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630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721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9011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070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23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4388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544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654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72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854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9748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07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16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244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300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363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547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685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80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902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5984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5984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368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389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02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423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436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451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468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484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23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549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71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71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65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70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70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81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872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967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034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092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180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02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02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529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647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714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777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869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009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100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245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366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447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5071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58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704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870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054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198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283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381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478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545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649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4089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22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5169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5323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9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4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21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24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1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7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44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53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61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74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87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00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14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37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683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96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68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22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67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411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466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533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594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6693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35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93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848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908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977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034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093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149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208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267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339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419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490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559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635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755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843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86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941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984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2040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2040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001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199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5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60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03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401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796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300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029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782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546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6544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76981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9240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0679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2555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4171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613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814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028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2886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4776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7633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0721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403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7610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1055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44362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47771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51814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55841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59893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63427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6739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71340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75094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79190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83025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86856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6</text:p>
          </table:table-cell>
          <table:table-cell office:value-type="string">
            <text:p>units unclear</text:p>
          </table:table-cell>
          <table:table-cell office:value="898742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16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31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524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862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3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3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502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5664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693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85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97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11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56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742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7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6057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7388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892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2032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3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5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7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9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13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1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17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20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2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32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4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46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5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62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6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79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11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3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17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25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296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299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310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450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49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520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554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588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615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632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65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679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713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769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89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048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175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352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391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665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808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2033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2146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2351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496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62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74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976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277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774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02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410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5044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62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646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69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7281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7834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394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04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9701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48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1377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207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277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3494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431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529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6319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7378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8319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9552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088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29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1318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6669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3270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820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434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981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5660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168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6959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349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823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529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9072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6766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0259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8265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137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989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2760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1764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4155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3899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5702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604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7296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8206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8604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013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39767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3534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1119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5993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258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8349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44422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61203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5</text:p>
          </table:table-cell>
          <table:table-cell office:value-type="string">
            <text:p>people tested</text:p>
          </table:table-cell>
          <table:table-cell office:value="5178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64079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6</text:p>
          </table:table-cell>
          <table:table-cell office:value-type="string">
            <text:p>people tested</text:p>
          </table:table-cell>
          <table:table-cell office:value="54341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66985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18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19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0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1</text:p>
          </table:table-cell>
          <table:table-cell office:value-type="string">
            <text:p>samples tested</text:p>
          </table:table-cell>
          <table:table-cell office:value="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2</text:p>
          </table:table-cell>
          <table:table-cell office:value-type="string">
            <text:p>samples tested</text:p>
          </table:table-cell>
          <table:table-cell office:value="2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3</text:p>
          </table:table-cell>
          <table:table-cell office:value-type="string">
            <text:p>samples tested</text:p>
          </table:table-cell>
          <table:table-cell office:value="6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4</text:p>
          </table:table-cell>
          <table:table-cell office:value-type="string">
            <text:p>samples tested</text:p>
          </table:table-cell>
          <table:table-cell office:value="1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5</text:p>
          </table:table-cell>
          <table:table-cell office:value-type="string">
            <text:p>samples tested</text:p>
          </table:table-cell>
          <table:table-cell office:value="2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6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37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4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53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7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85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116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120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13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142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15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16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170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178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182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186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195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201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206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210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216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218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222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226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233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23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26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290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297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04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310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321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342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369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406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435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503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592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724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909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112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29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47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831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224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698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369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4077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700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294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438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602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869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97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0809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1414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1943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2912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3884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912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6006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7080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7813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8413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9624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0880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2098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3435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480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5619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6371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7763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9086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0451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171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301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371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4105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532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6569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7873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9208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0743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144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144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144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4144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4144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144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4144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41444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9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1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42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81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410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46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78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506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20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38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727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617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85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49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811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877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23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92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044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123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174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247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8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28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339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392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453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514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5</text:p>
          </table:table-cell>
          <table:table-cell office:value-type="string">
            <text:p>samples tested</text:p>
          </table:table-cell>
          <table:table-cell office:value="1583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6</text:p>
          </table:table-cell>
          <table:table-cell office:value-type="string">
            <text:p>samples tested</text:p>
          </table:table-cell>
          <table:table-cell office:value="1649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7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78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78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92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25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5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47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58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47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523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51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7522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969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4950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4950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3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563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71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1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431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05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3188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45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316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9430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0659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1012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1424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1880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3277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6337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6337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006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8006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892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892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5</text:p>
          </table:table-cell>
          <table:table-cell office:value-type="string">
            <text:p>units unclear</text:p>
          </table:table-cell>
          <table:table-cell office:value="212142" office:value-type="float"/>
        </table:table-row>
      </table:table>
      <table:table table:name="world_population"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country_code</text:p>
          </table:table-cell>
          <table:table-cell office:value-type="string">
            <text:p>avg_pop_factor</text:p>
          </table:table-cell>
          <table:table-cell office:value-type="string">
            <text:p>estimated_population</text:p>
          </table:table-cell>
        </table:table-row>
        <table:table-row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="1.0328374890262808" office:value-type="float"/>
          <table:table-cell office:value="39653765" office:value-type="float"/>
        </table:table-row>
        <table:table-row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="0.9958526441064273" office:value-type="float"/>
          <table:table-cell office:value="2842650" office:value-type="float"/>
        </table:table-row>
        <table:table-row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="1.017243932033076" office:value-type="float"/>
          <table:table-cell office:value="43697354" office:value-type="float"/>
        </table:table-row>
        <table:table-row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="0.9976915663016472" office:value-type="float"/>
          <table:table-cell office:value="55209" office:value-type="float"/>
        </table:table-row>
        <table:table-row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="1.009125496833167" office:value-type="float"/>
          <table:table-cell office:value="78418" office:value-type="float"/>
        </table:table-row>
        <table:table-row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="1.0356672521812103" office:value-type="float"/>
          <table:table-cell office:value="33046756" office:value-type="float"/>
        </table:table-row>
        <table:table-row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="1.0132187770299985" office:value-type="float"/>
          <table:table-cell office:value="98848" office:value-type="float"/>
        </table:table-row>
        <table:table-row>
          <table:table-cell office:value-type="string">
            <text:p>Arab World</text:p>
          </table:table-cell>
          <table:table-cell office:value-type="string">
            <text:p>ARB</text:p>
          </table:table-cell>
          <table:table-cell office:value="1.0222795213651283" office:value-type="float"/>
          <table:table-cell office:value="438704429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="1.0104961506863448" office:value-type="float"/>
          <table:table-cell office:value="45433446" office:value-type="float"/>
        </table:table-row>
        <table:table-row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="0.9978280673516188" office:value-type="float"/>
          <table:table-cell office:value="2938968" office:value-type="float"/>
        </table:table-row>
        <table:table-row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="1.0085212645940513" office:value-type="float"/>
          <table:table-cell office:value="10765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="1.014871933056" office:value-type="float"/>
          <table:table-cell office:value="2573129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="1.0054849634087495" office:value-type="float"/>
          <table:table-cell office:value="8937767" office:value-type="float"/>
        </table:table-row>
        <table:table-row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="1.0117939362286386" office:value-type="float"/>
          <table:table-cell office:value="10175641" office:value-type="float"/>
        </table:table-row>
        <table:table-row>
          <table:table-cell office:value-type="string">
            <text:p>Bahamas</text:p>
          </table:table-cell>
          <table:table-cell office:value-type="string">
            <text:p>BHS</text:p>
          </table:table-cell>
          <table:table-cell office:value="1.0144162414843714" office:value-type="float"/>
          <table:table-cell office:value="39683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="1.0488950861956312" office:value-type="float"/>
          <table:table-cell office:value="172666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="1.0130994826969197" office:value-type="float"/>
          <table:table-cell office:value="165611088" office:value-type="float"/>
        </table:table-row>
        <table:table-row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="1.0030163832240793" office:value-type="float"/>
          <table:table-cell office:value="288373" office:value-type="float"/>
        </table:table-row>
        <table:table-row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="0.997171193611701" office:value-type="float"/>
          <table:table-cell office:value="942992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="1.0060810064968704" office:value-type="float"/>
          <table:table-cell office:value="11572730" office:value-type="float"/>
        </table:table-row>
        <table:table-row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="1.0246066176517332" office:value-type="float"/>
          <table:table-cell office:value="402155" office:value-type="float"/>
        </table:table-row>
        <table:table-row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="1.0289941252138102" office:value-type="float"/>
          <table:table-cell office:value="12160701" office:value-type="float"/>
        </table:table-row>
        <table:table-row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="1.0018920051883164" office:value-type="float"/>
          <table:table-cell office:value="64215" office:value-type="float"/>
        </table:table-row>
        <table:table-row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="1.013651409278591" office:value-type="float"/>
          <table:table-cell office:value="77513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="1.0167549774605602" office:value-type="float"/>
          <table:table-cell office:value="11736772" office:value-type="float"/>
        </table:table-row>
        <table:table-row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="0.9933046326423867" office:value-type="float"/>
          <table:table-cell office:value="3279568" office:value-type="float"/>
        </table:table-row>
        <table:table-row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="1.0177125507906624" office:value-type="float"/>
          <table:table-cell office:value="2334686" office:value-type="float"/>
        </table:table-row>
        <table:table-row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="1.0101057296903886" office:value-type="float"/>
          <table:table-cell office:value="213724406" office:value-type="float"/>
        </table:table-row>
        <table:table-row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="1.0215291959759276" office:value-type="float"/>
          <table:table-cell office:value="31099" office:value-type="float"/>
        </table:table-row>
        <table:table-row>
          <table:table-cell office:value-type="string">
            <text:p>Brunei</text:p>
          </table:table-cell>
          <table:table-cell office:value-type="string">
            <text:p>BRN</text:p>
          </table:table-cell>
          <table:table-cell office:value="1.0141396138134193" office:value-type="float"/>
          <table:table-cell office:value="441178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="0.991645677431746" office:value-type="float"/>
          <table:table-cell office:value="6908148" office:value-type="float"/>
        </table:table-row>
        <table:table-row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="1.0299704308687385" office:value-type="float"/>
          <table:table-cell office:value="20953200" office:value-type="float"/>
        </table:table-row>
        <table:table-row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="1.031641490211998" office:value-type="float"/>
          <table:table-cell office:value="11893778" office:value-type="float"/>
        </table:table-row>
        <table:table-row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="1.013363982249629" office:value-type="float"/>
          <table:table-cell office:value="558398" office:value-type="float"/>
        </table:table-row>
        <table:table-row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="1.0162596732683156" office:value-type="float"/>
          <table:table-cell office:value="16782527" office:value-type="float"/>
        </table:table-row>
        <table:table-row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="1.0273534662625083" office:value-type="float"/>
          <table:table-cell office:value="2661460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="1.0105373636047834" office:value-type="float"/>
          <table:table-cell office:value="37842862" office:value-type="float"/>
        </table:table-row>
        <table:table-row>
          <table:table-cell office:value-type="string">
            <text:p>Caribbean small states</text:p>
          </table:table-cell>
          <table:table-cell office:value-type="string">
            <text:p>CSS</text:p>
          </table:table-cell>
          <table:table-cell office:value="1.0068032965810545" office:value-type="float"/>
          <table:table-cell office:value="7459436" office:value-type="float"/>
        </table:table-row>
        <table:table-row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="1.0234223231969728" office:value-type="float"/>
          <table:table-cell office:value="67215" office:value-type="float"/>
        </table:table-row>
        <table:table-row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="1.0138890120622623" office:value-type="float"/>
          <table:table-cell office:value="4796900" office:value-type="float"/>
        </table:table-row>
        <table:table-row>
          <table:table-cell office:value-type="string">
            <text:p>Central Europe and the Baltics</text:p>
          </table:table-cell>
          <table:table-cell office:value-type="string">
            <text:p>CEB</text:p>
          </table:table-cell>
          <table:table-cell office:value="0.9968776586495003" office:value-type="float"/>
          <table:table-cell office:value="101872767" office:value-type="float"/>
        </table:table-row>
        <table:table-row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="1.0348412809482077" office:value-type="float"/>
          <table:table-cell office:value="16575069" office:value-type="float"/>
        </table:table-row>
        <table:table-row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="1.0077257119028926" office:value-type="float"/>
          <table:table-cell office:value="17314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="1.0111429864558334" office:value-type="float"/>
          <table:table-cell office:value="19148883" office:value-type="float"/>
        </table:table-row>
        <table:table-row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="1.0054624831782992" office:value-type="float"/>
          <table:table-cell office:value="140798708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="1.0126001831143046" office:value-type="float"/>
          <table:table-cell office:value="50907732" office:value-type="float"/>
        </table:table-row>
        <table:table-row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="1.0240795024564855" office:value-type="float"/>
          <table:table-cell office:value="872888" office:value-type="float"/>
        </table:table-row>
        <table:table-row>
          <table:table-cell office:value-type="string">
            <text:p>Congo-Brazzaville</text:p>
          </table:table-cell>
          <table:table-cell office:value-type="string">
            <text:p>COG</text:p>
          </table:table-cell>
          <table:table-cell office:value="1.0291357258423603" office:value-type="float"/>
          <table:table-cell office:value="5554412" office:value-type="float"/>
        </table:table-row>
        <table:table-row>
          <table:table-cell office:value-type="string">
            <text:p>Congo-Kinshasa</text:p>
          </table:table-cell>
          <table:table-cell office:value-type="string">
            <text:p>COD</text:p>
          </table:table-cell>
          <table:table-cell office:value="1.0327028238340747" office:value-type="float"/>
          <table:table-cell office:value="8965652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="1.0129995056304382" office:value-type="float"/>
          <table:table-cell office:value="5130266" office:value-type="float"/>
        </table:table-row>
        <table:table-row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="1.023666371033157" office:value-type="float"/>
          <table:table-cell office:value="2626986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="0.9950682554280663" office:value-type="float"/>
          <table:table-cell office:value="40476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="1.0010477000195759" office:value-type="float"/>
          <table:table-cell office:value="11361908" office:value-type="float"/>
        </table:table-row>
        <table:table-row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="1.0098890520001087" office:value-type="float"/>
          <table:table-cell office:value="162976" office:value-type="float"/>
        </table:table-row>
        <table:table-row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="1.0129563816604263" office:value-type="float"/>
          <table:table-cell office:value="12202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="1.0019965395583086" office:value-type="float"/>
          <table:table-cell office:value="1067241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="1.0045439778932905" office:value-type="float"/>
          <table:table-cell office:value="5846408" office:value-type="float"/>
        </table:table-row>
        <table:table-row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="1.0162369448499393" office:value-type="float"/>
          <table:table-cell office:value="990313" office:value-type="float"/>
        </table:table-row>
        <table:table-row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="1.0015546224416678" office:value-type="float"/>
          <table:table-cell office:value="71848" office:value-type="float"/>
        </table:table-row>
        <table:table-row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="1.0126756074803853" office:value-type="float"/>
          <table:table-cell office:value="10898284" office:value-type="float"/>
        </table:table-row>
        <table:table-row>
          <table:table-cell office:value-type="string">
            <text:p>Early-demographic dividend</text:p>
          </table:table-cell>
          <table:table-cell office:value-type="string">
            <text:p>EAR</text:p>
          </table:table-cell>
          <table:table-cell office:value="1.0152818918792177" office:value-type="float"/>
          <table:table-cell office:value="3349205428" office:value-type="float"/>
        </table:table-row>
        <table:table-row>
          <table:table-cell office:value-type="string">
            <text:p>East Asia &amp; Pacific</text:p>
          </table:table-cell>
          <table:table-cell office:value-type="string">
            <text:p>EAS</text:p>
          </table:table-cell>
          <table:table-cell office:value="1.0071597555956433" office:value-type="float"/>
          <table:table-cell office:value="2361679204" office:value-type="float"/>
        </table:table-row>
        <table:table-row>
          <table:table-cell office:value-type="string">
            <text:p>East Asia &amp; Pacific (IDA &amp; IBRD countries)</text:p>
          </table:table-cell>
          <table:table-cell office:value-type="string">
            <text:p>TEA</text:p>
          </table:table-cell>
          <table:table-cell office:value="1.0076191896023043" office:value-type="float"/>
          <table:table-cell office:value="2087514872" office:value-type="float"/>
        </table:table-row>
        <table:table-row>
          <table:table-cell office:value-type="string">
            <text:p>East Asia &amp; Pacific (excluding high income)</text:p>
          </table:table-cell>
          <table:table-cell office:value-type="string">
            <text:p>EAP</text:p>
          </table:table-cell>
          <table:table-cell office:value="1.0075992163871548" office:value-type="float"/>
          <table:table-cell office:value="21134098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="1.0166961111507538" office:value-type="float"/>
          <table:table-cell office:value="17659604" office:value-type="float"/>
        </table:table-row>
        <table:table-row>
          <table:table-cell office:value-type="string">
            <text:p>Egypt</text:p>
          </table:table-cell>
          <table:table-cell office:value-type="string">
            <text:p>EGY</text:p>
          </table:table-cell>
          <table:table-cell office:value="1.0200663528946334" office:value-type="float"/>
          <table:table-cell office:value="10241323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="1.0048242933356337" office:value-type="float"/>
          <table:table-cell office:value="6482845" office:value-type="float"/>
        </table:table-row>
        <table:table-row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="1.043695513763253" office:value-type="float"/>
          <table:table-cell office:value="1425866" office:value-type="float"/>
        </table:table-row>
        <table:table-row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="1.0189496001367546" office:value-type="float"/>
          <table:table-cell office:value="333693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="0.9969386954043048" office:value-type="float"/>
          <table:table-cell office:value="1313895" office:value-type="float"/>
        </table:table-row>
        <table:table-row>
          <table:table-cell office:value-type="string">
            <text:p>Eswatini</text:p>
          </table:table-cell>
          <table:table-cell office:value-type="string">
            <text:p>SWZ</text:p>
          </table:table-cell>
          <table:table-cell office:value="1.0068154063538688" office:value-type="float"/>
          <table:table-cell office:value="115173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="1.028187218995867" office:value-type="float"/>
          <table:table-cell office:value="115468813" office:value-type="float"/>
        </table:table-row>
        <table:table-row>
          <table:table-cell office:value-type="string">
            <text:p>Euro area</text:p>
          </table:table-cell>
          <table:table-cell office:value-type="string">
            <text:p>EMU</text:p>
          </table:table-cell>
          <table:table-cell office:value="1.0034374323600224" office:value-type="float"/>
          <table:table-cell office:value="344136923" office:value-type="float"/>
        </table:table-row>
        <table:table-row>
          <table:table-cell office:value-type="string">
            <text:p>Europe &amp; Central Asia</text:p>
          </table:table-cell>
          <table:table-cell office:value-type="string">
            <text:p>ECS</text:p>
          </table:table-cell>
          <table:table-cell office:value="1.003551507733416" office:value-type="float"/>
          <table:table-cell office:value="925331384" office:value-type="float"/>
        </table:table-row>
        <table:table-row>
          <table:table-cell office:value-type="string">
            <text:p>Europe &amp; Central Asia (IDA &amp; IBRD countries)</text:p>
          </table:table-cell>
          <table:table-cell office:value-type="string">
            <text:p>TEC</text:p>
          </table:table-cell>
          <table:table-cell office:value="1.0030893212106242" office:value-type="float"/>
          <table:table-cell office:value="462710937" office:value-type="float"/>
        </table:table-row>
        <table:table-row>
          <table:table-cell office:value-type="string">
            <text:p>Europe &amp; Central Asia (excluding high income)</text:p>
          </table:table-cell>
          <table:table-cell office:value-type="string">
            <text:p>ECA</text:p>
          </table:table-cell>
          <table:table-cell office:value="1.0035042170032193" office:value-type="float"/>
          <table:table-cell office:value="420730492" office:value-type="float"/>
        </table:table-row>
        <table:table-row>
          <table:table-cell office:value-type="string">
            <text:p>European Union</text:p>
          </table:table-cell>
          <table:table-cell office:value-type="string">
            <text:p>EUU</text:p>
          </table:table-cell>
          <table:table-cell office:value="1.0022167722799407" office:value-type="float"/>
          <table:table-cell office:value="448769335" office:value-type="float"/>
        </table:table-row>
        <table:table-row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="1.0020581479585489" office:value-type="float"/>
          <table:table-cell office:value="48697" office:value-type="float"/>
        </table:table-row>
        <table:table-row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="1.0047666912304682" office:value-type="float"/>
          <table:table-cell office:value="89192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="1.0035336680715574" office:value-type="float"/>
          <table:table-cell office:value="5554574" office:value-type="float"/>
        </table:table-row>
        <table:table-row>
          <table:table-cell office:value-type="string">
            <text:p>Fragile and conflict affected situations</text:p>
          </table:table-cell>
          <table:table-cell office:value-type="string">
            <text:p>FCS</text:p>
          </table:table-cell>
          <table:table-cell office:value="1.0244755734178164" office:value-type="float"/>
          <table:table-cell office:value="78082167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="1.005286841074368" office:value-type="float"/>
          <table:table-cell office:value="67687174" office:value-type="float"/>
        </table:table-row>
        <table:table-row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="1.0079745504036923" office:value-type="float"/>
          <table:table-cell office:value="282125" office:value-type="float"/>
        </table:table-row>
        <table:table-row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="1.0307633789815527" office:value-type="float"/>
          <table:table-cell office:value="2251673" office:value-type="float"/>
        </table:table-row>
        <table:table-row>
          <table:table-cell office:value-type="string">
            <text:p>Gambia</text:p>
          </table:table-cell>
          <table:table-cell office:value-type="string">
            <text:p>GMB</text:p>
          </table:table-cell>
          <table:table-cell office:value="1.0309315220468176" office:value-type="float"/>
          <table:table-cell office:value="2423338" office:value-type="float"/>
        </table:table-row>
        <table:table-row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="0.9950174017267552" office:value-type="float"/>
          <table:table-cell office:value="368950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="1.0004673043820649" office:value-type="float"/>
          <table:table-cell office:value="82983285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="1.024426618698701" office:value-type="float"/>
          <table:table-cell office:value="31239088" office:value-type="float"/>
        </table:table-row>
        <table:table-row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="1.0045416055070258" office:value-type="float"/>
          <table:table-cell office:value="3402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="0.9996178860107239" office:value-type="float"/>
          <table:table-cell office:value="10723526" office:value-type="float"/>
        </table:table-row>
        <table:table-row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="0.9998267518307168" office:value-type="float"/>
          <table:table-cell office:value="56006" office:value-type="float"/>
        </table:table-row>
        <table:table-row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="1.0044825520774627" office:value-type="float"/>
          <table:table-cell office:value="112455" office:value-type="float"/>
        </table:table-row>
        <table:table-row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="1.0036200796274954" office:value-type="float"/>
          <table:table-cell office:value="166970" office:value-type="float"/>
        </table:table-row>
        <table:table-row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="1.0220345327194906" office:value-type="float"/>
          <table:table-cell office:value="18016276" office:value-type="float"/>
        </table:table-row>
        <table:table-row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="1.023025620004423" office:value-type="float"/>
          <table:table-cell office:value="12992595" office:value-type="float"/>
        </table:table-row>
        <table:table-row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="1.0250209498110308" office:value-type="float"/>
          <table:table-cell office:value="1969276" office:value-type="float"/>
        </table:table-row>
        <table:table-row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="1.002354578477222" office:value-type="float"/>
          <table:table-cell office:value="782677" office:value-type="float"/>
        </table:table-row>
        <table:table-row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="1.0152953448294286" office:value-type="float"/>
          <table:table-cell office:value="11466044" office:value-type="float"/>
        </table:table-row>
        <table:table-row>
          <table:table-cell office:value-type="string">
            <text:p>Heavily indebted poor countries (HIPC)</text:p>
          </table:table-cell>
          <table:table-cell office:value-type="string">
            <text:p>HPC</text:p>
          </table:table-cell>
          <table:table-cell office:value="1.028355230538764" office:value-type="float"/>
          <table:table-cell office:value="825109182" office:value-type="float"/>
        </table:table-row>
        <table:table-row>
          <table:table-cell office:value-type="string">
            <text:p>High income</text:p>
          </table:table-cell>
          <table:table-cell office:value-type="string">
            <text:p>HIC</text:p>
          </table:table-cell>
          <table:table-cell office:value="1.0064607620392645" office:value-type="float"/>
          <table:table-cell office:value="1226001745" office:value-type="float"/>
        </table:table-row>
        <table:table-row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="1.0211802143249464" office:value-type="float"/>
          <table:table-cell office:value="9997955" office:value-type="float"/>
        </table:table-row>
        <table:table-row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="1.0062124565306547" office:value-type="float"/>
          <table:table-cell office:value="754386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="0.99758198766413" office:value-type="float"/>
          <table:table-cell office:value="9728346" office:value-type="float"/>
        </table:table-row>
        <table:table-row>
          <table:table-cell office:value-type="string">
            <text:p>IBRD only</text:p>
          </table:table-cell>
          <table:table-cell office:value-type="string">
            <text:p>IBD</text:p>
          </table:table-cell>
          <table:table-cell office:value="1.0101095024658104" office:value-type="float"/>
          <table:table-cell office:value="4869262686" office:value-type="float"/>
        </table:table-row>
        <table:table-row>
          <table:table-cell office:value-type="string">
            <text:p>IDA &amp; IBRD total</text:p>
          </table:table-cell>
          <table:table-cell office:value-type="string">
            <text:p>IBT</text:p>
          </table:table-cell>
          <table:table-cell office:value="1.0131790585040583" office:value-type="float"/>
          <table:table-cell office:value="6582658021" office:value-type="float"/>
        </table:table-row>
        <table:table-row>
          <table:table-cell office:value-type="string">
            <text:p>IDA blend</text:p>
          </table:table-cell>
          <table:table-cell office:value-type="string">
            <text:p>IDB</text:p>
          </table:table-cell>
          <table:table-cell office:value="1.0234516328482322" office:value-type="float"/>
          <table:table-cell office:value="582206571" office:value-type="float"/>
        </table:table-row>
        <table:table-row>
          <table:table-cell office:value-type="string">
            <text:p>IDA only</text:p>
          </table:table-cell>
          <table:table-cell office:value-type="string">
            <text:p>IDX</text:p>
          </table:table-cell>
          <table:table-cell office:value="1.0231713544026468" office:value-type="float"/>
          <table:table-cell office:value="1135244129" office:value-type="float"/>
        </table:table-row>
        <table:table-row>
          <table:table-cell office:value-type="string">
            <text:p>IDA total</text:p>
          </table:table-cell>
          <table:table-cell office:value-type="string">
            <text:p>IDA</text:p>
          </table:table-cell>
          <table:table-cell office:value="1.023266169593917" office:value-type="float"/>
          <table:table-cell office:value="171745012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="1.0126680931965726" office:value-type="float"/>
          <table:table-cell office:value="36171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="1.0138172778718424" office:value-type="float"/>
          <table:table-cell office:value="139025454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="1.0131659173014707" office:value-type="float"/>
          <table:table-cell office:value="274757901" office:value-type="float"/>
        </table:table-row>
        <table:table-row>
          <table:table-cell office:value-type="string">
            <text:p>Iran</text:p>
          </table:table-cell>
          <table:table-cell office:value-type="string">
            <text:p>IRN</text:p>
          </table:table-cell>
          <table:table-cell office:value="1.0123167966174933" office:value-type="float"/>
          <table:table-cell office:value="83827713" office:value-type="float"/>
        </table:table-row>
        <table:table-row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="1.027712281397403" office:value-type="float"/>
          <table:table-cell office:value="40593281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="1.0137705918377113" office:value-type="float"/>
          <table:table-cell office:value="5002283" office:value-type="float"/>
        </table:table-row>
        <table:table-row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="1.0049396127070302" office:value-type="float"/>
          <table:table-cell office:value="8491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="1.0193693508648016" office:value-type="float"/>
          <table:table-cell office:value="92302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="1.0033006687153463" office:value-type="float"/>
          <table:table-cell office:value="60821283" office:value-type="float"/>
        </table:table-row>
        <table:table-row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="1.0055892294320605" office:value-type="float"/>
          <table:table-cell office:value="29677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="0.9998623550296573" office:value-type="float"/>
          <table:table-cell office:value="126494270" office:value-type="float"/>
        </table:table-row>
        <table:table-row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="1.03760858227842" office:value-type="float"/>
          <table:table-cell office:value="1071895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="1.0114613887865065" office:value-type="float"/>
          <table:table-cell office:value="18693685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="1.0267329986666254" office:value-type="float"/>
          <table:table-cell office:value="54177517" office:value-type="float"/>
        </table:table-row>
        <table:table-row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="1.017752985215387" office:value-type="float"/>
          <table:table-cell office:value="119997" office:value-type="float"/>
        </table:table-row>
        <table:table-row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="1.0045667077074747" office:value-type="float"/>
          <table:table-cell office:value="1862192" office:value-type="float"/>
        </table:table-row>
        <table:table-row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="1.0399199696108266" office:value-type="float"/>
          <table:table-cell office:value="4474225" office:value-type="float"/>
        </table:table-row>
        <table:table-row>
          <table:table-cell office:value-type="string">
            <text:p>Kyrgyzstan</text:p>
          </table:table-cell>
          <table:table-cell office:value-type="string">
            <text:p>KGZ</text:p>
          </table:table-cell>
          <table:table-cell office:value="1.0142817753139055" office:value-type="float"/>
          <table:table-cell office:value="6504691" office:value-type="float"/>
        </table:table-row>
        <table:table-row>
          <table:table-cell office:value-type="string">
            <text:p>Laos</text:p>
          </table:table-cell>
          <table:table-cell office:value-type="string">
            <text:p>LAO</text:p>
          </table:table-cell>
          <table:table-cell office:value="1.0158176810305275" office:value-type="float"/>
          <table:table-cell office:value="7286667" office:value-type="float"/>
        </table:table-row>
        <table:table-row>
          <table:table-cell office:value-type="string">
            <text:p>Late-demographic dividend</text:p>
          </table:table-cell>
          <table:table-cell office:value-type="string">
            <text:p>LTE</text:p>
          </table:table-cell>
          <table:table-cell office:value="1.0062505615289277" office:value-type="float"/>
          <table:table-cell office:value="2317366275" office:value-type="float"/>
        </table:table-row>
        <table:table-row>
          <table:table-cell office:value-type="string">
            <text:p>Latin America &amp; Caribbean</text:p>
          </table:table-cell>
          <table:table-cell office:value-type="string">
            <text:p>LCN</text:p>
          </table:table-cell>
          <table:table-cell office:value="1.0116172554418161" office:value-type="float"/>
          <table:table-cell office:value="656345701" office:value-type="float"/>
        </table:table-row>
        <table:table-row>
          <table:table-cell office:value-type="string">
            <text:p>Latin America &amp; Caribbean (excluding high income)</text:p>
          </table:table-cell>
          <table:table-cell office:value-type="string">
            <text:p>LAC</text:p>
          </table:table-cell>
          <table:table-cell office:value="1.0118065493805204" office:value-type="float"/>
          <table:table-cell office:value="623479533" office:value-type="float"/>
        </table:table-row>
        <table:table-row>
          <table:table-cell office:value-type="string">
            <text:p>Latin America &amp; the Caribbean (IDA &amp; IBRD countries)</text:p>
          </table:table-cell>
          <table:table-cell office:value-type="string">
            <text:p>TLA</text:p>
          </table:table-cell>
          <table:table-cell office:value="1.0119676858648827" office:value-type="float"/>
          <table:table-cell office:value="64063255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="0.9886317247895791" office:value-type="float"/>
          <table:table-cell office:value="1883606" office:value-type="float"/>
        </table:table-row>
        <table:table-row>
          <table:table-cell office:value-type="string">
            <text:p>Least developed countries: UN classification</text:p>
          </table:table-cell>
          <table:table-cell office:value-type="string">
            <text:p>LDC</text:p>
          </table:table-cell>
          <table:table-cell office:value="1.0241400398156306" office:value-type="float"/>
          <table:table-cell office:value="1058997540" office:value-type="float"/>
        </table:table-row>
        <table:table-row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="1.0326262789009824" office:value-type="float"/>
          <table:table-cell office:value="7303125" office:value-type="float"/>
        </table:table-row>
        <table:table-row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="1.0020234959861705" office:value-type="float"/>
          <table:table-cell office:value="2116672" office:value-type="float"/>
        </table:table-row>
        <table:table-row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="1.0296410578565662" office:value-type="float"/>
          <table:table-cell office:value="5108890" office:value-type="float"/>
        </table:table-row>
        <table:table-row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="1.0123159473862144" office:value-type="float"/>
          <table:table-cell office:value="6844086" office:value-type="float"/>
        </table:table-row>
        <table:table-row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="1.0074244868085045" office:value-type="float"/>
          <table:table-cell office:value="3847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="0.9877171657041971" office:value-type="float"/>
          <table:table-cell office:value="2733144" office:value-type="float"/>
        </table:table-row>
        <table:table-row>
          <table:table-cell office:value-type="string">
            <text:p>Low &amp; middle income</text:p>
          </table:table-cell>
          <table:table-cell office:value-type="string">
            <text:p>LMY</text:p>
          </table:table-cell>
          <table:table-cell office:value="1.0132494668384942" office:value-type="float"/>
          <table:table-cell office:value="6554246988" office:value-type="float"/>
        </table:table-row>
        <table:table-row>
          <table:table-cell office:value-type="string">
            <text:p>Low income</text:p>
          </table:table-cell>
          <table:table-cell office:value-type="string">
            <text:p>LIC</text:p>
          </table:table-cell>
          <table:table-cell office:value="1.0267257351462793" office:value-type="float"/>
          <table:table-cell office:value="743626769" office:value-type="float"/>
        </table:table-row>
        <table:table-row>
          <table:table-cell office:value-type="string">
            <text:p>Lower middle income</text:p>
          </table:table-cell>
          <table:table-cell office:value-type="string">
            <text:p>LMC</text:p>
          </table:table-cell>
          <table:table-cell office:value="1.0157637692912413" office:value-type="float"/>
          <table:table-cell office:value="3118961109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="1.0186021573508093" office:value-type="float"/>
          <table:table-cell office:value="630779" office:value-type="float"/>
        </table:table-row>
        <table:table-row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="1.0218860367051674" office:value-type="float"/>
          <table:table-cell office:value="659587" office:value-type="float"/>
        </table:table-row>
        <table:table-row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="1.0287516963996257" office:value-type="float"/>
          <table:table-cell office:value="27794253" office:value-type="float"/>
        </table:table-row>
        <table:table-row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="1.0274234003756593" office:value-type="float"/>
          <table:table-cell office:value="1915206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="1.0172012606249916" office:value-type="float"/>
          <table:table-cell office:value="32622577" office:value-type="float"/>
        </table:table-row>
        <table:table-row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="1.034635196621999" office:value-type="float"/>
          <table:table-cell office:value="552037" office:value-type="float"/>
        </table:table-row>
        <table:table-row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="1.031342529475893" office:value-type="float"/>
          <table:table-cell office:value="20292317" office:value-type="float"/>
        </table:table-row>
        <table:table-row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="1.0121294119519024" office:value-type="float"/>
          <table:table-cell office:value="496458" office:value-type="float"/>
        </table:table-row>
        <table:table-row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="1.0078398910569617" office:value-type="float"/>
          <table:table-cell office:value="59332" office:value-type="float"/>
        </table:table-row>
        <table:table-row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="1.0290410029644064" office:value-type="float"/>
          <table:table-cell office:value="4662786" office:value-type="float"/>
        </table:table-row>
        <table:table-row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="1.0035612987254852" office:value-type="float"/>
          <table:table-cell office:value="12743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="1.01363023841193" office:value-type="float"/>
          <table:table-cell office:value="129654253" office:value-type="float"/>
        </table:table-row>
        <table:table-row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="1.0026489516518848" office:value-type="float"/>
          <table:table-cell office:value="113238" office:value-type="float"/>
        </table:table-row>
        <table:table-row>
          <table:table-cell office:value-type="string">
            <text:p>Middle East &amp; North Africa</text:p>
          </table:table-cell>
          <table:table-cell office:value-type="string">
            <text:p>MEA</text:p>
          </table:table-cell>
          <table:table-cell office:value="1.0198170927238435" office:value-type="float"/>
          <table:table-cell office:value="466881450" office:value-type="float"/>
        </table:table-row>
        <table:table-row>
          <table:table-cell office:value-type="string">
            <text:p>Middle East &amp; North Africa (IDA &amp; IBRD countries)</text:p>
          </table:table-cell>
          <table:table-cell office:value-type="string">
            <text:p>TMN</text:p>
          </table:table-cell>
          <table:table-cell office:value="1.0176011797062867" office:value-type="float"/>
          <table:table-cell office:value="391762860" office:value-type="float"/>
        </table:table-row>
        <table:table-row>
          <table:table-cell office:value-type="string">
            <text:p>Middle East &amp; North Africa (excluding high income)</text:p>
          </table:table-cell>
          <table:table-cell office:value-type="string">
            <text:p>MNA</text:p>
          </table:table-cell>
          <table:table-cell office:value="1.0176852152454094" office:value-type="float"/>
          <table:table-cell office:value="396559694" office:value-type="float"/>
        </table:table-row>
        <table:table-row>
          <table:table-cell office:value-type="string">
            <text:p>Middle income</text:p>
          </table:table-cell>
          <table:table-cell office:value-type="string">
            <text:p>MIC</text:p>
          </table:table-cell>
          <table:table-cell office:value="1.0117895562016206" office:value-type="float"/>
          <table:table-cell office:value="5813225123" office:value-type="float"/>
        </table:table-row>
        <table:table-row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="0.9957098574982376" office:value-type="float"/>
          <table:table-cell office:value="2682880" office:value-type="float"/>
        </table:table-row>
        <table:table-row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="1.0103338762466474" office:value-type="float"/>
          <table:table-cell office:value="39486" office:value-type="float"/>
        </table:table-row>
        <table:table-row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="1.0156435927845557" office:value-type="float"/>
          <table:table-cell office:value="3270171" office:value-type="float"/>
        </table:table-row>
        <table:table-row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="1.0015656225282175" office:value-type="float"/>
          <table:table-cell office:value="62417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="1.0125318805328771" office:value-type="float"/>
          <table:table-cell office:value="36937822" office:value-type="float"/>
        </table:table-row>
        <table:table-row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="1.0287394041580602" office:value-type="float"/>
          <table:table-cell office:value="3121571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="1.0077746995735108" office:value-type="float"/>
          <table:table-cell office:value="54546775" office:value-type="float"/>
        </table:table-row>
        <table:table-row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="1.0174058313246719" office:value-type="float"/>
          <table:table-cell office:value="2534225" office:value-type="float"/>
        </table:table-row>
        <table:table-row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="1.0115207031250117" office:value-type="float"/>
          <table:table-cell office:value="1299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="1.0089139828566362" office:value-type="float"/>
          <table:table-cell office:value="2859085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="1.0043887070609794" office:value-type="float"/>
          <table:table-cell office:value="17383205" office:value-type="float"/>
        </table:table-row>
        <table:table-row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="1.0160617409955752" office:value-type="float"/>
          <table:table-cell office:value="29325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="1.0126937885440095" office:value-type="float"/>
          <table:table-cell office:value="4964681" office:value-type="float"/>
        </table:table-row>
        <table:table-row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="1.013607259847928" office:value-type="float"/>
          <table:table-cell office:value="6642666" office:value-type="float"/>
        </table:table-row>
        <table:table-row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="1.0386957409737965" office:value-type="float"/>
          <table:table-cell office:value="24213446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="1.0265194556140451" office:value-type="float"/>
          <table:table-cell office:value="206401478" office:value-type="float"/>
        </table:table-row>
        <table:table-row>
          <table:table-cell office:value-type="string">
            <text:p>North America</text:p>
          </table:table-cell>
          <table:table-cell office:value-type="string">
            <text:p>NAC</text:p>
          </table:table-cell>
          <table:table-cell office:value="1.0084821846897953" office:value-type="float"/>
          <table:table-cell office:value="370496422" office:value-type="float"/>
        </table:table-row>
        <table:table-row>
          <table:table-cell office:value-type="string">
            <text:p>North Korea</text:p>
          </table:table-cell>
          <table:table-cell office:value-type="string">
            <text:p>PRK</text:p>
          </table:table-cell>
          <table:table-cell office:value="1.0060305821041657" office:value-type="float"/>
          <table:table-cell office:value="25858909" office:value-type="float"/>
        </table:table-row>
        <table:table-row>
          <table:table-cell office:value-type="string">
            <text:p>North Macedonia</text:p>
          </table:table-cell>
          <table:table-cell office:value-type="string">
            <text:p>MKD</text:p>
          </table:table-cell>
          <table:table-cell office:value="1.0012998511528926" office:value-type="float"/>
          <table:table-cell office:value="2088377" office:value-type="float"/>
        </table:table-row>
        <table:table-row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="0.9994452497291028" office:value-type="float"/>
          <table:table-cell office:value="5681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="1.0093705508545465" office:value-type="float"/>
          <table:table-cell office:value="5411934" office:value-type="float"/>
        </table:table-row>
        <table:table-row>
          <table:table-cell office:value-type="string">
            <text:p>OECD members</text:p>
          </table:table-cell>
          <table:table-cell office:value-type="string">
            <text:p>OED</text:p>
          </table:table-cell>
          <table:table-cell office:value="1.0066349233740952" office:value-type="float"/>
          <table:table-cell office:value="1320884476" office:value-type="float"/>
        </table:table-row>
        <table:table-row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="1.0428859584283596" office:value-type="float"/>
          <table:table-cell office:value="5252599" office:value-type="float"/>
        </table:table-row>
        <table:table-row>
          <table:table-cell office:value-type="string">
            <text:p>Other small states</text:p>
          </table:table-cell>
          <table:table-cell office:value-type="string">
            <text:p>OSS</text:p>
          </table:table-cell>
          <table:table-cell office:value="1.0216542137598035" office:value-type="float"/>
          <table:table-cell office:value="32105535" office:value-type="float"/>
        </table:table-row>
        <table:table-row>
          <table:table-cell office:value-type="string">
            <text:p>Pacific island small states</text:p>
          </table:table-cell>
          <table:table-cell office:value-type="string">
            <text:p>PSS</text:p>
          </table:table-cell>
          <table:table-cell office:value="1.0125725864645625" office:value-type="float"/>
          <table:table-cell office:value="251954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="1.0224344140511983" office:value-type="float"/>
          <table:table-cell office:value="221843678" office:value-type="float"/>
        </table:table-row>
        <table:table-row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="0.9964087759783273" office:value-type="float"/>
          <table:table-cell office:value="1777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="1.0179871896624046" office:value-type="float"/>
          <table:table-cell office:value="4328485" office:value-type="float"/>
        </table:table-row>
        <table:table-row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="1.021702560311239" office:value-type="float"/>
          <table:table-cell office:value="8983928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="1.0149743413740682" office:value-type="float"/>
          <table:table-cell office:value="71659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="1.0105984394314802" office:value-type="float"/>
          <table:table-cell office:value="3267092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="1.017539110078252" office:value-type="float"/>
          <table:table-cell office:value="11042589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="0.999586326452094" office:value-type="float"/>
          <table:table-cell office:value="3794333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="0.9999671862913354" office:value-type="float"/>
          <table:table-cell office:value="10283147" office:value-type="float"/>
        </table:table-row>
        <table:table-row>
          <table:table-cell office:value-type="string">
            <text:p>Post-demographic dividend</text:p>
          </table:table-cell>
          <table:table-cell office:value-type="string">
            <text:p>PST</text:p>
          </table:table-cell>
          <table:table-cell office:value="1.0046809598857767" office:value-type="float"/>
          <table:table-cell office:value="1120413300" office:value-type="float"/>
        </table:table-row>
        <table:table-row>
          <table:table-cell office:value-type="string">
            <text:p>Pre-demographic dividend</text:p>
          </table:table-cell>
          <table:table-cell office:value-type="string">
            <text:p>PRE</text:p>
          </table:table-cell>
          <table:table-cell office:value="1.0288926679875159" office:value-type="float"/>
          <table:table-cell office:value="973385739" office:value-type="float"/>
        </table:table-row>
        <table:table-row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="0.9902614522780714" office:value-type="float"/>
          <table:table-cell office:value="3133224" office:value-type="float"/>
        </table:table-row>
        <table:table-row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="1.0897162655342303" office:value-type="float"/>
          <table:table-cell office:value="330319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="0.9921255744265619" office:value-type="float"/>
          <table:table-cell office:value="1916078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RUS</text:p>
          </table:table-cell>
          <table:table-cell office:value="0.999191620770149" office:value-type="float"/>
          <table:table-cell office:value="144244558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="1.0246682242512832" office:value-type="float"/>
          <table:table-cell office:value="12916359" office:value-type="float"/>
        </table:table-row>
        <table:table-row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="1.0065276913396926" office:value-type="float"/>
          <table:table-cell office:value="198699" office:value-type="float"/>
        </table:table-row>
        <table:table-row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="1.0115783880408293" office:value-type="float"/>
          <table:table-cell office:value="34572" office:value-type="float"/>
        </table:table-row>
        <table:table-row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="1.0221484021105987" office:value-type="float"/>
          <table:table-cell office:value="220479" office:value-type="float"/>
        </table:table-row>
        <table:table-row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="1.027545370472981" office:value-type="float"/>
          <table:table-cell office:value="3558207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="1.0270992044255938" office:value-type="float"/>
          <table:table-cell office:value="1672528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="0.9959162389618803" office:value-type="float"/>
          <table:table-cell office:value="6925690" office:value-type="float"/>
        </table:table-row>
        <table:table-row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="1.0098363521657232" office:value-type="float"/>
          <table:table-cell office:value="98675" office:value-type="float"/>
        </table:table-row>
        <table:table-row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="1.0288545222421768" office:value-type="float"/>
          <table:table-cell office:value="809800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="1.0188650361053102" office:value-type="float"/>
          <table:table-cell office:value="5853430" office:value-type="float"/>
        </table:table-row>
        <table:table-row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="1.0160579987083378" office:value-type="float"/>
          <table:table-cell office:value="41970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="1.000595459222003" office:value-type="float"/>
          <table:table-cell office:value="54532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="1.0023267976776575" office:value-type="float"/>
          <table:table-cell office:value="2083556" office:value-type="float"/>
        </table:table-row>
        <table:table-row>
          <table:table-cell office:value-type="string">
            <text:p>Small states</text:p>
          </table:table-cell>
          <table:table-cell office:value-type="string">
            <text:p>SST</text:p>
          </table:table-cell>
          <table:table-cell office:value="1.0180726177146744" office:value-type="float"/>
          <table:table-cell office:value="42055178" office:value-type="float"/>
        </table:table-row>
        <table:table-row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="1.0258128402965394" office:value-type="float"/>
          <table:table-cell office:value="686997" office:value-type="float"/>
        </table:table-row>
        <table:table-row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="1.0296342051943432" office:value-type="float"/>
          <table:table-cell office:value="1591084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="1.014024743464945" office:value-type="float"/>
          <table:table-cell office:value="59411676" office:value-type="float"/>
        </table:table-row>
        <table:table-row>
          <table:table-cell office:value-type="string">
            <text:p>South Asia</text:p>
          </table:table-cell>
          <table:table-cell office:value-type="string">
            <text:p>SAS</text:p>
          </table:table-cell>
          <table:table-cell office:value="1.014874230612972" office:value-type="float"/>
          <table:table-cell office:value="1868765438" office:value-type="float"/>
        </table:table-row>
        <table:table-row>
          <table:table-cell office:value-type="string">
            <text:p>South Asia (IDA &amp; IBRD)</text:p>
          </table:table-cell>
          <table:table-cell office:value-type="string">
            <text:p>TSA</text:p>
          </table:table-cell>
          <table:table-cell office:value="1.014874230612972" office:value-type="float"/>
          <table:table-cell office:value="186876543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KOR</text:p>
          </table:table-cell>
          <table:table-cell office:value="1.0051984681365378" office:value-type="float"/>
          <table:table-cell office:value="52144578" office:value-type="float"/>
        </table:table-row>
        <table:table-row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="1.032245199640097" office:value-type="float"/>
          <table:table-cell office:value="11695174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="1.0079667359211268" office:value-type="float"/>
          <table:table-cell office:value="47545141" office:value-type="float"/>
        </table:table-row>
        <table:table-row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="1.0079908741985266" office:value-type="float"/>
          <table:table-cell office:value="22017708" office:value-type="float"/>
        </table:table-row>
        <table:table-row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="1.0097033691609296" office:value-type="float"/>
          <table:table-cell office:value="53464" office:value-type="float"/>
        </table:table-row>
        <table:table-row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="1.0083053222782896" office:value-type="float"/>
          <table:table-cell office:value="184923" office:value-type="float"/>
        </table:table-row>
        <table:table-row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="1.0141534345999184" office:value-type="float"/>
          <table:table-cell office:value="38326" office:value-type="float"/>
        </table:table-row>
        <table:table-row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="1.0012373433367148" office:value-type="float"/>
          <table:table-cell office:value="110483" office:value-type="float"/>
        </table:table-row>
        <table:table-row>
          <table:table-cell office:value-type="string">
            <text:p>Sub-Saharan Africa</text:p>
          </table:table-cell>
          <table:table-cell office:value-type="string">
            <text:p>SSF</text:p>
          </table:table-cell>
          <table:table-cell office:value="1.027189029499016" office:value-type="float"/>
          <table:table-cell office:value="1137739866" office:value-type="float"/>
        </table:table-row>
        <table:table-row>
          <table:table-cell office:value-type="string">
            <text:p>Sub-Saharan Africa (IDA &amp; IBRD countries)</text:p>
          </table:table-cell>
          <table:table-cell office:value-type="string">
            <text:p>TSS</text:p>
          </table:table-cell>
          <table:table-cell office:value="1.027189029499016" office:value-type="float"/>
          <table:table-cell office:value="1137739866" office:value-type="float"/>
        </table:table-row>
        <table:table-row>
          <table:table-cell office:value-type="string">
            <text:p>Sub-Saharan Africa (excluding high income)</text:p>
          </table:table-cell>
          <table:table-cell office:value-type="string">
            <text:p>SSA</text:p>
          </table:table-cell>
          <table:table-cell office:value="1.0271908675807622" office:value-type="float"/>
          <table:table-cell office:value="1137641843" office:value-type="float"/>
        </table:table-row>
        <table:table-row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="1.0240036666498795" office:value-type="float"/>
          <table:table-cell office:value="43832398" office:value-type="float"/>
        </table:table-row>
        <table:table-row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="1.0112484729375142" office:value-type="float"/>
          <table:table-cell office:value="589022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="1.0076425131249622" office:value-type="float"/>
          <table:table-cell office:value="10331337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="1.0094740384516472" office:value-type="float"/>
          <table:table-cell office:value="8675300" office:value-type="float"/>
        </table:table-row>
        <table:table-row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="1.0016537408354054" office:value-type="float"/>
          <table:table-cell office:value="16962246" office:value-type="float"/>
        </table:table-row>
        <table:table-row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="1.021402762502559" office:value-type="float"/>
          <table:table-cell office:value="9494572" office:value-type="float"/>
        </table:table-row>
        <table:table-row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="1.0292815954918109" office:value-type="float"/>
          <table:table-cell office:value="5966481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="1.0054545478545478" office:value-type="float"/>
          <table:table-cell office:value="70187992" office:value-type="float"/>
        </table:table-row>
        <table:table-row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="1.0202185163169868" office:value-type="float"/>
          <table:table-cell office:value="1319763" office:value-type="float"/>
        </table:table-row>
        <table:table-row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="1.0265278994430942" office:value-type="float"/>
          <table:table-cell office:value="8313208" office:value-type="float"/>
        </table:table-row>
        <table:table-row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="1.0028901602807045" office:value-type="float"/>
          <table:table-cell office:value="103794" office:value-type="float"/>
        </table:table-row>
        <table:table-row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="1.00514814706432" office:value-type="float"/>
          <table:table-cell office:value="140420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="1.00977045531305" office:value-type="float"/>
          <table:table-cell office:value="1179230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="1.014756183086298" office:value-type="float"/>
          <table:table-cell office:value="84767099" office:value-type="float"/>
        </table:table-row>
        <table:table-row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="1.0144895687996136" office:value-type="float"/>
          <table:table-cell office:value="6021691" office:value-type="float"/>
        </table:table-row>
        <table:table-row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="1.035322439153533" office:value-type="float"/>
          <table:table-cell office:value="40373" office:value-type="float"/>
        </table:table-row>
        <table:table-row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="1.0113399967742087" office:value-type="float"/>
          <table:table-cell office:value="1177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="1.033399553290047" office:value-type="float"/>
          <table:table-cell office:value="45624665" office:value-type="float"/>
        </table:table-row>
        <table:table-row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="0.9946165411450777" office:value-type="float"/>
          <table:table-cell office:value="44143362" office:value-type="float"/>
        </table:table-row>
        <table:table-row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="1.0643556625452304" office:value-type="float"/>
          <table:table-cell office:value="109104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="1.0067387960346206" office:value-type="float"/>
          <table:table-cell office:value="6735908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="1.0081732887026011" office:value-type="float"/>
          <table:table-cell office:value="332049547" office:value-type="float"/>
        </table:table-row>
        <table:table-row>
          <table:table-cell office:value-type="string">
            <text:p>Upper middle income</text:p>
          </table:table-cell>
          <table:table-cell office:value-type="string">
            <text:p>UMC</text:p>
          </table:table-cell>
          <table:table-cell office:value="1.0075996750370133" office:value-type="float"/>
          <table:table-cell office:value="269615303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="1.0021292503239982" office:value-type="float"/>
          <table:table-cell office:value="3464003" office:value-type="float"/>
        </table:table-row>
        <table:table-row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="1.0162620330820717" office:value-type="float"/>
          <table:table-cell office:value="34035959" office:value-type="float"/>
        </table:table-row>
        <table:table-row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="1.0258208052716822" office:value-type="float"/>
          <table:table-cell office:value="307990" office:value-type="float"/>
        </table:table-row>
        <table:table-row>
          <table:table-cell office:value-type="string">
            <text:p>Venezuela</text:p>
          </table:table-cell>
          <table:table-cell office:value-type="string">
            <text:p>VEN</text:p>
          </table:table-cell>
          <table:table-cell office:value="1.009868896876772" office:value-type="float"/>
          <table:table-cell office:value="2944284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="1.0099740225626912" office:value-type="float"/>
          <table:table-cell office:value="97455744" office:value-type="float"/>
        </table:table-row>
        <table:table-row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="0.9991423560435805" office:value-type="float"/>
          <table:table-cell office:value="106794" office:value-type="float"/>
        </table:table-row>
        <table:table-row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="1.025143834889857" office:value-type="float"/>
          <table:table-cell office:value="4801744" office:value-type="float"/>
        </table:table-row>
        <table:table-row>
          <table:table-cell office:value-type="string">
            <text:p>World</text:p>
          </table:table-cell>
          <table:table-cell office:value-type="string">
            <text:p>WLD</text:p>
          </table:table-cell>
          <table:table-cell office:value="1.012107800440996" office:value-type="float"/>
          <table:table-cell office:value="7779283487" office:value-type="float"/>
        </table:table-row>
        <table:table-row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="1.0277597935936171" office:value-type="float"/>
          <table:table-cell office:value="30102884" office:value-type="float"/>
        </table:table-row>
        <table:table-row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="1.028759104021488" office:value-type="float"/>
          <table:table-cell office:value="18364219" office:value-type="float"/>
        </table:table-row>
        <table:table-row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="1.0108896144938182" office:value-type="float"/>
          <table:table-cell office:value="1475520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4-26T23:12:10.787572</meta:creation-date>
    <dc:date>2020-04-26T23:12:12.046146</dc:date>
    <meta:generator>http://pypi.python.org/pypi/ezodf/0.1.0$Python3.7.5 (default, Apr 19 2020, 20:18:17) 
[GCC 9.2.1 20191008]</meta:generator>
    <meta:document-statistic/>
    <meta:editing-cycles>1</meta:editing-cycles>
  </office:meta>
</office:document-meta>
</file>